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2" style:family="paragraph"/>
    <style:style style:name="P9" style:parent-style-name="Normal" style:list-style-name="LFO2" style:family="paragraph"/>
    <style:style style:name="P10" style:parent-style-name="Normal" style:list-style-name="LFO2" style:family="paragraph"/>
    <style:style style:name="P11" style:parent-style-name="Normal" style:list-style-name="LFO2" style:family="paragraph"/>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3" style:family="paragraph"/>
    <style:style style:name="T15" style:parent-style-name="DefaultParagraphFont" style:family="text">
      <style:text-properties fo:font-weight="bold" style:font-weight-asian="bold" style:font-weight-complex="bold"/>
    </style:style>
    <style:style style:name="P16" style:parent-style-name="Normal" style:list-style-name="LFO3" style:family="paragraph"/>
    <style:style style:name="T17" style:parent-style-name="DefaultParagraphFont" style:family="text">
      <style:text-properties fo:font-weight="bold" style:font-weight-asian="bold" style:font-weight-complex="bold"/>
    </style:style>
    <style:style style:name="P18" style:parent-style-name="Normal" style:list-style-name="LFO3" style:family="paragraph"/>
    <style:style style:name="T19" style:parent-style-name="DefaultParagraphFont" style:family="text">
      <style:text-properties fo:font-weight="bold" style:font-weight-asian="bold" style:font-weight-complex="bold"/>
    </style:style>
    <style:style style:name="P20" style:parent-style-name="Normal" style:list-style-name="LFO3" style:family="paragraph"/>
    <style:style style:name="T21" style:parent-style-name="DefaultParagraphFont"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list-style-name="LFO4" style:family="paragraph"/>
    <style:style style:name="P26" style:parent-style-name="Normal" style:list-style-name="LFO4" style:family="paragraph"/>
    <style:style style:name="P27" style:parent-style-name="Normal" style:list-style-name="LFO4" style:family="paragraph"/>
    <style:style style:name="P28" style:parent-style-name="Normal" style:list-style-name="LFO4" style:family="paragraph"/>
    <style:style style:name="P29" style:parent-style-name="Normal" style:list-style-name="LFO4" style:family="paragraph"/>
    <style:style style:name="T30" style:parent-style-name="DefaultParagraphFont" style:family="text">
      <style:text-properties fo:font-weight="bold" style:font-weight-asian="bold" style:font-weight-complex="bold"/>
    </style:style>
    <style:style style:name="P31" style:parent-style-name="Normal" style:list-style-name="LFO5" style:family="paragraph"/>
    <style:style style:name="P32" style:parent-style-name="Normal" style:list-style-name="LFO5" style:family="paragraph"/>
    <style:style style:name="P33" style:parent-style-name="Normal" style:list-style-name="LFO5" style:family="paragraph"/>
    <style:style style:name="P34" style:parent-style-name="Normal"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list-style-name="LFO6" style:family="paragraph"/>
    <style:style style:name="P40" style:parent-style-name="Normal" style:list-style-name="LFO6" style:family="paragraph"/>
    <style:style style:name="P41" style:parent-style-name="Normal" style:list-style-name="LFO6" style:family="paragraph"/>
    <style:style style:name="P42" style:parent-style-name="Normal" style:list-style-name="LFO6" style:family="paragraph"/>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Normal" style:list-style-name="LFO7" style:family="paragraph"/>
    <style:style style:name="P47" style:parent-style-name="Normal" style:list-style-name="LFO7" style:family="paragraph"/>
    <style:style style:name="P48" style:parent-style-name="Normal" style:list-style-name="LFO7" style:family="paragraph"/>
    <style:style style:name="T49" style:parent-style-name="DefaultParagraphFont" style:family="text">
      <style:text-properties fo:font-weight="bold" style:font-weight-asian="bold" style:font-weight-complex="bold"/>
    </style:style>
    <style:style style:name="P50" style:parent-style-name="Normal" style:list-style-name="LFO8" style:family="paragraph"/>
    <style:style style:name="P51" style:parent-style-name="Normal" style:list-style-name="LFO8" style:family="paragraph"/>
    <style:style style:name="P52" style:parent-style-name="Normal" style:list-style-name="LFO8" style:family="paragraph"/>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Normal" style:list-style-name="LFO9" style:family="paragraph"/>
    <style:style style:name="P57" style:parent-style-name="Normal" style:list-style-name="LFO9" style:family="paragraph"/>
    <style:style style:name="P58" style:parent-style-name="Normal" style:list-style-name="LFO9" style:family="paragraph"/>
    <style:style style:name="P59" style:parent-style-name="Normal" style:list-style-name="LFO9" style:family="paragraph"/>
    <style:style style:name="T60" style:parent-style-name="DefaultParagraphFont" style:family="text">
      <style:text-properties fo:font-weight="bold" style:font-weight-asian="bold" style:font-weight-complex="bold"/>
    </style:style>
    <style:style style:name="P61" style:parent-style-name="Normal" style:list-style-name="LFO10" style:family="paragraph"/>
    <style:style style:name="P62" style:parent-style-name="Normal" style:list-style-name="LFO10" style:family="paragraph"/>
    <style:style style:name="P63" style:parent-style-name="Normal" style:list-style-name="LFO10" style:family="paragraph"/>
    <style:style style:name="T64" style:parent-style-name="DefaultParagraphFont" style:family="text">
      <style:text-properties fo:font-weight="bold" style:font-weight-asian="bold" style:font-weight-complex="bold"/>
    </style:style>
    <style:style style:name="P65" style:parent-style-name="Normal" style:list-style-name="LFO11" style:family="paragraph"/>
    <style:style style:name="P66" style:parent-style-name="Normal" style:list-style-name="LFO11" style:family="paragraph"/>
    <style:style style:name="P67" style:parent-style-name="Normal" style:list-style-name="LFO11" style:family="paragraph"/>
    <style:style style:name="P68" style:parent-style-name="Normal" style:list-style-name="LFO11" style:family="paragraph"/>
    <style:style style:name="P69" style:parent-style-name="Normal" style:family="paragraph">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Normal" style:list-style-name="LFO12" style:family="paragraph"/>
    <style:style style:name="T74" style:parent-style-name="DefaultParagraphFont" style:family="text">
      <style:text-properties fo:font-weight="bold" style:font-weight-asian="bold" style:font-weight-complex="bold"/>
    </style:style>
    <style:style style:name="P75" style:parent-style-name="Normal" style:list-style-name="LFO12" style:family="paragraph"/>
    <style:style style:name="T76" style:parent-style-name="DefaultParagraphFont" style:family="text">
      <style:text-properties fo:font-weight="bold" style:font-weight-asian="bold" style:font-weight-complex="bold"/>
    </style:style>
    <style:style style:name="P77" style:parent-style-name="Normal" style:list-style-name="LFO12" style:family="paragraph"/>
    <style:style style:name="T78" style:parent-style-name="DefaultParagraphFont" style:family="text">
      <style:text-properties fo:font-weight="bold" style:font-weight-asian="bold" style:font-weight-complex="bold"/>
    </style:style>
    <style:style style:name="P79" style:parent-style-name="Normal" style:list-style-name="LFO13" style:family="paragraph"/>
    <style:style style:name="P80" style:parent-style-name="Normal" style:list-style-name="LFO13" style:family="paragraph"/>
    <style:style style:name="P81" style:parent-style-name="Normal" style:list-style-name="LFO13" style:family="paragraph"/>
    <style:style style:name="P82" style:parent-style-name="Normal"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P84" style:parent-style-name="Normal" style:list-style-name="LFO14" style:family="paragraph"/>
    <style:style style:name="P85" style:parent-style-name="Normal" style:list-style-name="LFO14" style:family="paragraph"/>
    <style:style style:name="P86" style:parent-style-name="Normal" style:list-style-name="LFO14" style:family="paragraph"/>
    <style:style style:name="P87" style:parent-style-name="Normal" style:list-style-name="LFO14" style:family="paragraph"/>
    <style:style style:name="T88" style:parent-style-name="DefaultParagraphFont" style:family="text">
      <style:text-properties fo:font-weight="bold" style:font-weight-asian="bold" style:font-weight-complex="bold"/>
    </style:style>
    <style:style style:name="P89" style:parent-style-name="Normal" style:list-style-name="LFO15" style:family="paragraph"/>
    <style:style style:name="P90" style:parent-style-name="Normal" style:list-style-name="LFO15" style:family="paragraph"/>
    <style:style style:name="P91" style:parent-style-name="Normal" style:list-style-name="LFO15" style:family="paragraph"/>
    <style:style style:name="P92" style:parent-style-name="Normal" style:list-style-name="LFO15" style:family="paragraph"/>
    <style:style style:name="P93" style:parent-style-name="Normal"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Normal" style:list-style-name="LFO16" style:family="paragraph"/>
    <style:style style:name="T96" style:parent-style-name="DefaultParagraphFont" style:family="text">
      <style:text-properties fo:font-weight="bold" style:font-weight-asian="bold" style:font-weight-complex="bold"/>
    </style:style>
    <style:style style:name="P97" style:parent-style-name="Normal" style:list-style-name="LFO16" style:family="paragraph"/>
    <style:style style:name="T98" style:parent-style-name="DefaultParagraphFont" style:family="text">
      <style:text-properties fo:font-weight="bold" style:font-weight-asian="bold" style:font-weight-complex="bold"/>
    </style:style>
    <style:style style:name="P99" style:parent-style-name="Normal" style:list-style-name="LFO16" style:family="paragraph"/>
    <style:style style:name="T100" style:parent-style-name="DefaultParagraphFont" style:family="text">
      <style:text-properties fo:font-weight="bold" style:font-weight-asian="bold" style:font-weight-complex="bold"/>
    </style:style>
    <style:style style:name="P101" style:parent-style-name="Normal" style:list-style-name="LFO16" style:family="paragraph"/>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P104" style:parent-style-name="Normal" style:list-style-name="LFO17" style:family="paragraph"/>
    <style:style style:name="P105" style:parent-style-name="Normal" style:list-style-name="LFO17" style:family="paragraph"/>
    <style:style style:name="P106" style:parent-style-name="Normal" style:list-style-name="LFO17" style:family="paragraph"/>
    <style:style style:name="P107" style:parent-style-name="Normal" style:list-style-name="LFO17" style:family="paragraph"/>
    <style:style style:name="P108" style:parent-style-name="Normal" style:family="paragraph">
      <style:text-properties fo:font-weight="bold" style:font-weight-asian="bold" style:font-weight-complex="bold"/>
    </style:style>
    <style:style style:name="P109" style:parent-style-name="Normal"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list-style-name="LFO18" style:family="paragraph"/>
    <style:style style:name="P112" style:parent-style-name="Normal" style:list-style-name="LFO18" style:family="paragraph"/>
    <style:style style:name="P113" style:parent-style-name="Normal" style:list-style-name="LFO18" style:family="paragraph"/>
    <style:style style:name="P114" style:parent-style-name="Normal" style:list-style-name="LFO19" style:family="paragraph"/>
    <style:style style:name="P115" style:parent-style-name="Normal" style:list-style-name="LFO19" style:family="paragraph"/>
    <style:style style:name="P116" style:parent-style-name="Normal" style:list-style-name="LFO19" style:family="paragraph"/>
    <style:style style:name="T117" style:parent-style-name="DefaultParagraphFont" style:family="text">
      <style:text-properties fo:font-weight="bold" style:font-weight-asian="bold" style:font-weight-complex="bold"/>
    </style:style>
    <style:style style:name="P118" style:parent-style-name="Normal" style:list-style-name="LFO20" style:family="paragraph"/>
    <style:style style:name="P119" style:parent-style-name="Normal" style:list-style-name="LFO20" style:family="paragraph"/>
    <style:style style:name="P120" style:parent-style-name="Normal" style:list-style-name="LFO20" style:family="paragraph"/>
    <style:style style:name="T121" style:parent-style-name="DefaultParagraphFont" style:family="text">
      <style:text-properties fo:font-weight="bold" style:font-weight-asian="bold" style:font-weight-complex="bold"/>
    </style:style>
    <style:style style:name="P122" style:parent-style-name="Normal" style:list-style-name="LFO21" style:family="paragraph"/>
    <style:style style:name="P123" style:parent-style-name="Normal" style:list-style-name="LFO21" style:family="paragraph"/>
    <style:style style:name="P124" style:parent-style-name="Normal" style:list-style-name="LFO21" style:family="paragraph"/>
    <style:style style:name="P125" style:parent-style-name="Normal" style:list-style-name="LFO21" style:family="paragraph"/>
    <style:style style:name="P126" style:parent-style-name="Normal" style:family="paragraph">
      <style:text-properties fo:font-weight="bold" style:font-weight-asian="bold" style:font-weight-complex="bold"/>
    </style:style>
    <style:style style:name="P127" style:parent-style-name="Normal" style:list-style-name="LFO22" style:family="paragraph"/>
    <style:style style:name="P128" style:parent-style-name="Normal" style:list-style-name="LFO22" style:family="paragraph"/>
    <style:style style:name="P129" style:parent-style-name="Normal" style:list-style-name="LFO22" style:family="paragraph"/>
    <style:style style:name="P130" style:parent-style-name="Normal" style:list-style-name="LFO22" style:family="paragraph"/>
    <style:style style:name="P131" style:parent-style-name="Normal" style:family="paragraph">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P134" style:parent-style-name="Normal" style:list-style-name="LFO23" style:family="paragraph"/>
    <style:style style:name="P135" style:parent-style-name="Normal" style:list-style-name="LFO23" style:family="paragraph"/>
    <style:style style:name="P136" style:parent-style-name="Normal" style:list-style-name="LFO23" style:family="paragraph"/>
    <style:style style:name="P137" style:parent-style-name="Normal" style:list-style-name="LFO23" style:family="paragraph"/>
    <style:style style:name="P138" style:parent-style-name="Normal" style:list-style-name="LFO23" style:family="paragraph"/>
    <style:style style:name="P139" style:parent-style-name="Normal" style:list-style-name="LFO23" style:family="paragraph"/>
    <style:style style:name="P140" style:parent-style-name="Normal" style:list-style-name="LFO23" style:family="paragraph"/>
    <style:style style:name="P141" style:parent-style-name="Normal" style:list-style-name="LFO23" style:family="paragraph"/>
    <style:style style:name="P142" style:parent-style-name="Normal" style:list-style-name="LFO23" style:family="paragraph"/>
    <style:style style:name="P143" style:parent-style-name="Normal" style:list-style-name="LFO23" style:family="paragraph"/>
    <style:style style:name="P144" style:parent-style-name="Normal" style:family="paragraph">
      <style:text-properties fo:font-weight="bold" style:font-weight-asian="bold" style:font-weight-complex="bold"/>
    </style:style>
    <style:style style:name="P145" style:parent-style-name="Normal" style:list-style-name="LFO24" style:family="paragraph"/>
    <style:style style:name="P146" style:parent-style-name="Normal" style:list-style-name="LFO24" style:family="paragraph"/>
    <style:style style:name="P147" style:parent-style-name="Normal" style:list-style-name="LFO24" style:family="paragraph"/>
    <style:style style:name="P148" style:parent-style-name="Normal" style:list-style-name="LFO24" style:family="paragraph"/>
    <style:style style:name="P149" style:parent-style-name="Normal" style:family="paragraph">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Normal" style:family="paragraph">
      <style:text-properties fo:font-weight="bold" style:font-weight-asian="bold" style:font-weight-complex="bold"/>
    </style:style>
    <style:style style:name="P153" style:parent-style-name="Normal" style:list-style-name="LFO25" style:family="paragraph"/>
    <style:style style:name="P154" style:parent-style-name="Normal" style:list-style-name="LFO25" style:family="paragraph"/>
    <style:style style:name="P155" style:parent-style-name="Normal" style:list-style-name="LFO25" style:family="paragraph"/>
    <style:style style:name="P156" style:parent-style-name="Normal" style:list-style-name="LFO25" style:family="paragraph"/>
    <style:style style:name="P157" style:parent-style-name="Normal" style:list-style-name="LFO25" style:family="paragraph"/>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P160" style:parent-style-name="Normal" style:family="paragraph">
      <style:text-properties fo:language="it" fo:country="IT"/>
    </style:style>
    <style:style style:name="T161" style:parent-style-name="DefaultParagraphFont" style:family="text">
      <style:text-properties fo:font-weight="bold" style:font-weight-asian="bold" style:font-weight-complex="bold"/>
    </style:style>
    <style:style style:name="P162" style:parent-style-name="Normal" style:list-style-name="LFO26" style:family="paragraph"/>
    <style:style style:name="P163" style:parent-style-name="Normal" style:list-style-name="LFO26" style:family="paragraph"/>
    <style:style style:name="P164" style:parent-style-name="Normal" style:list-style-name="LFO26" style:family="paragraph"/>
    <style:style style:name="T165" style:parent-style-name="DefaultParagraphFont" style:family="text">
      <style:text-properties fo:font-weight="bold" style:font-weight-asian="bold" style:font-weight-complex="bold"/>
    </style:style>
    <style:style style:name="P166" style:parent-style-name="Normal" style:list-style-name="LFO27" style:family="paragraph"/>
    <style:style style:name="P167" style:parent-style-name="Normal" style:list-style-name="LFO27" style:family="paragraph"/>
    <style:style style:name="P168" style:parent-style-name="Normal" style:list-style-name="LFO27" style:family="paragraph"/>
    <style:style style:name="T169" style:parent-style-name="DefaultParagraphFont" style:family="text">
      <style:text-properties fo:font-weight="bold" style:font-weight-asian="bold" style:font-weight-complex="bold"/>
    </style:style>
    <style:style style:name="P170" style:parent-style-name="Normal" style:list-style-name="LFO28" style:family="paragraph"/>
    <style:style style:name="P171" style:parent-style-name="Normal" style:list-style-name="LFO28" style:family="paragraph"/>
    <style:style style:name="P172" style:parent-style-name="Normal" style:list-style-name="LFO28" style:family="paragraph"/>
    <style:style style:name="T173" style:parent-style-name="DefaultParagraphFont" style:family="text">
      <style:text-properties fo:font-weight="bold" style:font-weight-asian="bold" style:font-weight-complex="bold"/>
    </style:style>
    <style:style style:name="P174" style:parent-style-name="Normal" style:list-style-name="LFO29" style:family="paragraph"/>
    <style:style style:name="P175" style:parent-style-name="Normal" style:list-style-name="LFO29" style:family="paragraph"/>
    <style:style style:name="P176" style:parent-style-name="Normal" style:list-style-name="LFO29" style:family="paragraph"/>
    <style:style style:name="P177" style:parent-style-name="Normal" style:family="paragraph">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Normal" style:list-style-name="LFO30" style:family="paragraph"/>
    <style:style style:name="T188" style:parent-style-name="DefaultParagraphFont" style:family="text">
      <style:text-properties fo:font-weight="bold" style:font-weight-asian="bold" style:font-weight-complex="bold"/>
    </style:style>
    <style:style style:name="P189" style:parent-style-name="Normal" style:list-style-name="LFO30" style:family="paragraph"/>
    <style:style style:name="T190" style:parent-style-name="DefaultParagraphFont" style:family="text">
      <style:text-properties fo:font-weight="bold" style:font-weight-asian="bold" style:font-weight-complex="bold"/>
    </style:style>
    <style:style style:name="P191" style:parent-style-name="Normal" style:list-style-name="LFO30" style:family="paragraph"/>
    <style:style style:name="T192" style:parent-style-name="DefaultParagraphFont" style:family="text">
      <style:text-properties fo:font-weight="bold" style:font-weight-asian="bold" style:font-weight-complex="bold"/>
    </style:style>
    <style:style style:name="P193" style:parent-style-name="Normal" style:list-style-name="LFO30" style:family="paragraph"/>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Normal" style:list-style-name="LFO31" style:family="paragraph"/>
    <style:style style:name="P197" style:parent-style-name="Normal" style:list-style-name="LFO31" style:family="paragraph"/>
    <style:style style:name="P198" style:parent-style-name="Normal" style:list-style-name="LFO31" style:family="paragraph"/>
    <style:style style:name="P199" style:parent-style-name="Normal" style:family="paragraph">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Normal" style:list-style-name="LFO32" style:family="paragraph"/>
    <style:style style:name="P202" style:parent-style-name="Normal" style:list-style-name="LFO32" style:family="paragraph"/>
    <style:style style:name="P203" style:parent-style-name="Normal" style:list-style-name="LFO32" style:family="paragraph"/>
    <style:style style:name="P204" style:parent-style-name="Normal" style:list-style-name="LFO32" style:family="paragraph"/>
    <style:style style:name="P205" style:parent-style-name="Normal" style:list-style-name="LFO32" style:family="paragraph"/>
    <style:style style:name="P206" style:parent-style-name="Normal" style:list-style-name="LFO32" style:family="paragraph"/>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style:font-name="Segoe UI Symbol" style:font-name-complex="Segoe UI Symbol"/>
    </style:style>
    <style:style style:name="T209" style:parent-style-name="DefaultParagraphFont" style:family="text">
      <style:text-properties style:font-name="Segoe UI Symbol" style:font-name-complex="Segoe UI Symbol"/>
    </style:style>
    <style:style style:name="T210" style:parent-style-name="DefaultParagraphFont" style:family="text">
      <style:text-properties style:font-name="Segoe UI Symbol" style:font-name-complex="Segoe UI Symbol"/>
    </style:style>
    <style:style style:name="T211" style:parent-style-name="DefaultParagraphFont" style:family="text">
      <style:text-properties style:font-name="Segoe UI Symbol" style:font-name-complex="Segoe UI Symbol"/>
    </style:style>
    <style:style style:name="T212" style:parent-style-name="DefaultParagraphFont" style:family="text">
      <style:text-properties style:font-name="Segoe UI Symbol" style:font-name-complex="Segoe UI Symbol"/>
    </style:style>
    <style:style style:name="T213" style:parent-style-name="DefaultParagraphFont" style:family="text">
      <style:text-properties fo:font-weight="bold" style:font-weight-asian="bold" style:font-weight-complex="bold"/>
    </style:style>
    <style:style style:name="P214" style:parent-style-name="Normal" style:list-style-name="LFO33" style:family="paragraph"/>
    <style:style style:name="P215" style:parent-style-name="Normal" style:list-style-name="LFO33" style:family="paragraph"/>
    <style:style style:name="P216" style:parent-style-name="Normal" style:list-style-name="LFO33" style:family="paragraph"/>
    <style:style style:name="P217" style:parent-style-name="Normal" style:family="paragraph">
      <style:text-properties fo:font-weight="bold" style:font-weight-asian="bold" style:font-weight-complex="bold"/>
    </style:style>
    <style:style style:name="P218" style:parent-style-name="Normal" style:family="paragraph">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P220" style:parent-style-name="Normal" style:list-style-name="LFO34" style:family="paragraph"/>
    <style:style style:name="P221" style:parent-style-name="Normal" style:list-style-name="LFO34" style:family="paragraph"/>
    <style:style style:name="P222" style:parent-style-name="Normal" style:list-style-name="LFO34" style:family="paragraph"/>
    <style:style style:name="P223" style:parent-style-name="Normal" style:list-style-name="LFO34" style:family="paragraph"/>
    <style:style style:name="P224" style:parent-style-name="Normal" style:list-style-name="LFO34" style:family="paragraph"/>
    <style:style style:name="T225" style:parent-style-name="DefaultParagraphFont" style:family="text">
      <style:text-properties fo:font-weight="bold" style:font-weight-asian="bold" style:font-weight-complex="bold"/>
    </style:style>
    <style:style style:name="P226" style:parent-style-name="Normal" style:list-style-name="LFO35" style:family="paragraph"/>
    <style:style style:name="P227" style:parent-style-name="Normal" style:list-style-name="LFO35" style:family="paragraph"/>
    <style:style style:name="P228" style:parent-style-name="Normal" style:list-style-name="LFO35" style:family="paragraph"/>
    <style:style style:name="P229" style:parent-style-name="Normal" style:list-style-name="LFO35" style:family="paragraph"/>
    <style:style style:name="P230" style:parent-style-name="Normal" style:family="paragraph">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P232" style:parent-style-name="Normal" style:family="paragraph">
      <style:text-properties fo:font-weight="bold" style:font-weight-asian="bold" style:font-weight-complex="bold"/>
    </style:style>
    <style:style style:name="P233" style:parent-style-name="Normal" style:list-style-name="LFO36" style:family="paragraph"/>
    <style:style style:name="P234" style:parent-style-name="Normal" style:list-style-name="LFO36" style:family="paragraph"/>
    <style:style style:name="P235" style:parent-style-name="Normal" style:list-style-name="LFO36" style:family="paragraph"/>
    <style:style style:name="T236" style:parent-style-name="DefaultParagraphFont" style:family="text">
      <style:text-properties fo:font-weight="bold" style:font-weight-asian="bold" style:font-weight-complex="bold"/>
    </style:style>
    <style:style style:name="P237" style:parent-style-name="Normal" style:family="paragraph">
      <style:text-properties fo:font-weight="bold" style:font-weight-asian="bold" style:font-weight-complex="bold"/>
    </style:style>
    <style:style style:name="P238" style:parent-style-name="Normal"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P240" style:parent-style-name="Normal" style:list-style-name="LFO37" style:family="paragraph"/>
    <style:style style:name="P241" style:parent-style-name="Normal" style:list-style-name="LFO37" style:family="paragraph"/>
    <style:style style:name="P242" style:parent-style-name="Normal" style:list-style-name="LFO37" style:family="paragraph"/>
    <style:style style:name="P243" style:parent-style-name="Normal" style:list-style-name="LFO37" style:family="paragraph"/>
    <style:style style:name="P244" style:parent-style-name="Normal" style:list-style-name="LFO37" style:family="paragraph"/>
    <style:style style:name="T245" style:parent-style-name="DefaultParagraphFont" style:family="text">
      <style:text-properties fo:font-weight="bold" style:font-weight-asian="bold" style:font-weight-complex="bold"/>
    </style:style>
    <style:style style:name="P246" style:parent-style-name="Normal" style:family="paragraph">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list-style-name="LFO38" style:family="paragraph"/>
    <style:style style:name="P249" style:parent-style-name="Normal" style:list-style-name="LFO38" style:family="paragraph"/>
    <style:style style:name="P250" style:parent-style-name="Normal" style:list-style-name="LFO38" style:family="paragraph"/>
    <style:style style:name="P251" style:parent-style-name="Normal" style:list-style-name="LFO38" style:family="paragraph"/>
    <style:style style:name="T252" style:parent-style-name="DefaultParagraphFont" style:family="text">
      <style:text-properties fo:font-weight="bold" style:font-weight-asian="bold" style:font-weight-complex="bold"/>
    </style:style>
    <style:style style:name="P253" style:parent-style-name="Normal" style:list-style-name="LFO39" style:family="paragraph"/>
    <style:style style:name="P254" style:parent-style-name="Normal" style:list-style-name="LFO39" style:family="paragraph"/>
    <style:style style:name="P255" style:parent-style-name="Normal" style:list-style-name="LFO39" style:family="paragraph"/>
    <style:style style:name="P256" style:parent-style-name="Normal" style:list-style-name="LFO39" style:family="paragraph"/>
    <style:style style:name="T257" style:parent-style-name="DefaultParagraphFont" style:family="text">
      <style:text-properties fo:font-weight="bold" style:font-weight-asian="bold" style:font-weight-complex="bold"/>
    </style:style>
    <style:style style:name="P258" style:parent-style-name="Normal" style:list-style-name="LFO40" style:family="paragraph"/>
    <style:style style:name="P259" style:parent-style-name="Normal" style:list-style-name="LFO40" style:family="paragraph"/>
    <style:style style:name="P260" style:parent-style-name="Normal" style:list-style-name="LFO40" style:family="paragraph"/>
    <style:style style:name="P261" style:parent-style-name="Normal" style:list-style-name="LFO40" style:family="paragraph"/>
    <style:style style:name="P262" style:parent-style-name="Normal" style:family="paragraph">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P264" style:parent-style-name="Normal" style:list-style-name="LFO41" style:family="paragraph"/>
    <style:style style:name="P265" style:parent-style-name="Normal" style:list-style-name="LFO41" style:family="paragraph"/>
    <style:style style:name="P266" style:parent-style-name="Normal" style:list-style-name="LFO41" style:family="paragraph"/>
    <style:style style:name="P267" style:parent-style-name="Normal" style:list-style-name="LFO41" style:family="paragraph"/>
    <style:style style:name="T268" style:parent-style-name="DefaultParagraphFont" style:family="text">
      <style:text-properties fo:font-weight="bold" style:font-weight-asian="bold" style:font-weight-complex="bold"/>
    </style:style>
    <style:style style:name="P269" style:parent-style-name="Normal" style:list-style-name="LFO42" style:family="paragraph"/>
    <style:style style:name="P270" style:parent-style-name="Normal" style:list-style-name="LFO42" style:family="paragraph"/>
    <style:style style:name="P271" style:parent-style-name="Normal" style:list-style-name="LFO42" style:family="paragraph"/>
    <style:style style:name="P272" style:parent-style-name="Normal" style:list-style-name="LFO42" style:family="paragraph"/>
    <style:style style:name="P273" style:parent-style-name="Normal" style:family="paragraph">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P280" style:parent-style-name="Normal" style:family="paragraph">
      <style:text-properties fo:font-weight="bold" style:font-weight-asian="bold" style:font-weight-complex="bold"/>
    </style:style>
    <style:style style:name="P281" style:parent-style-name="Normal" style:family="paragraph">
      <style:text-properties fo:font-weight="bold" style:font-weight-asian="bold" style:font-weight-complex="bold"/>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P285" style:parent-style-name="Normal" style:family="paragraph">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P287" style:parent-style-name="Normal" style:family="paragraph">
      <style:text-properties fo:language="fr" fo:country="FR"/>
    </style:style>
    <style:style style:name="P288" style:parent-style-name="Normal" style:family="paragraph">
      <style:text-properties fo:language="fr" fo:country="FR"/>
    </style:style>
    <style:style style:name="P289" style:parent-style-name="Normal" style:family="paragraph">
      <style:text-properties fo:language="fr" fo:country="FR"/>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P293" style:parent-style-name="Normal" style:family="paragraph">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P297" style:parent-style-name="Normal" style:family="paragraph">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P301" style:parent-style-name="Normal" style:family="paragraph">
      <style:text-properties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P305" style:parent-style-name="Normal" style:family="paragraph">
      <style:text-properties fo:font-weight="bold" style:font-weight-asian="bold" style:font-weight-complex="bold"/>
    </style:style>
    <style:style style:name="P306" style:parent-style-name="Normal" style:family="paragraph">
      <style:text-properties fo:font-weight="bold" style:font-weight-asian="bold" style:font-weight-complex="bold"/>
    </style:style>
    <style:style style:name="P307" style:parent-style-name="Normal" style:family="paragraph">
      <style:text-properties fo:font-weight="bold" style:font-weight-asian="bold" style:font-weight-complex="bold"/>
    </style:style>
    <style:style style:name="P308" style:parent-style-name="Normal" style:family="paragraph">
      <style:text-properties fo:font-weight="bold" style:font-weight-asian="bold" style:font-weight-complex="bold"/>
    </style:style>
    <style:style style:name="P309" style:parent-style-name="Normal" style:family="paragraph">
      <style:text-properties fo:font-weight="bold" style:font-weight-asian="bold" style:font-weight-complex="bold"/>
    </style:style>
    <style:style style:name="P310" style:parent-style-name="Normal" style:family="paragraph">
      <style:text-properties fo:font-weight="bold" style:font-weight-asian="bold" style:font-weight-complex="bold"/>
    </style:style>
    <style:style style:name="P311" style:parent-style-name="Normal" style:family="paragraph">
      <style:text-properties fo:font-weight="bold" style:font-weight-asian="bold" style:font-weight-complex="bold"/>
    </style:style>
    <style:style style:name="T312" style:parent-style-name="DefaultParagraphFont" style:family="text">
      <style:text-properties fo:font-weight="bold" style:font-weight-asian="bold" style:font-weight-complex="bold"/>
    </style:style>
    <style:style style:name="P313" style:parent-style-name="Normal" style:family="paragraph">
      <style:paragraph-properties fo:margin-left="0.5in">
        <style:tab-stops/>
      </style:paragraph-properties>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fo:font-weight="bold" style:font-weight-asian="bold" style:font-weight-complex="bold"/>
    </style:style>
    <style:style style:name="P316" style:parent-style-name="Normal" style:family="paragraph">
      <style:paragraph-properties fo:margin-left="0.5in">
        <style:tab-stops/>
      </style:paragraph-properties>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P319" style:parent-style-name="Normal" style:family="paragraph">
      <style:paragraph-properties fo:margin-left="0.5in">
        <style:tab-stops/>
      </style:paragraph-properties>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font-weight="bold" style:font-weight-asian="bold" style:font-weight-complex="bold"/>
    </style:style>
    <style:style style:name="P322" style:parent-style-name="Normal" style:family="paragraph">
      <style:paragraph-properties fo:margin-left="0.5in">
        <style:tab-stops/>
      </style:paragraph-properties>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P325" style:parent-style-name="Normal" style:family="paragraph">
      <style:paragraph-properties fo:margin-left="0.5in">
        <style:tab-stops/>
      </style:paragraph-properties>
    </style:style>
    <style:style style:name="T326" style:parent-style-name="DefaultParagraphFont" style:family="text">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language="fr" fo:country="FR"/>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P336" style:parent-style-name="Normal" style:list-style-name="LFO47" style:family="paragraph"/>
    <style:style style:name="P337" style:parent-style-name="Normal" style:list-style-name="LFO47" style:family="paragraph"/>
    <style:style style:name="P338" style:parent-style-name="Normal" style:list-style-name="LFO47" style:family="paragraph"/>
    <style:style style:name="T339" style:parent-style-name="DefaultParagraphFont" style:family="text">
      <style:text-properties fo:font-weight="bold" style:font-weight-asian="bold" style:font-weight-complex="bold"/>
    </style:style>
    <style:style style:name="P340" style:parent-style-name="Normal" style:list-style-name="LFO48" style:family="paragraph"/>
    <style:style style:name="P341" style:parent-style-name="Normal" style:list-style-name="LFO48" style:family="paragraph"/>
    <style:style style:name="P342" style:parent-style-name="Normal" style:list-style-name="LFO48" style:family="paragraph"/>
    <style:style style:name="P343" style:parent-style-name="Normal" style:list-style-name="LFO48" style:family="paragraph"/>
    <style:style style:name="T344" style:parent-style-name="DefaultParagraphFont" style:family="text">
      <style:text-properties fo:font-weight="bold" style:font-weight-asian="bold" style:font-weight-complex="bold"/>
    </style:style>
    <style:style style:name="P345" style:parent-style-name="Normal" style:list-style-name="LFO49" style:family="paragraph"/>
    <style:style style:name="P346" style:parent-style-name="Normal" style:list-style-name="LFO49" style:family="paragraph"/>
    <style:style style:name="P347" style:parent-style-name="Normal" style:list-style-name="LFO49" style:family="paragraph"/>
    <style:style style:name="T348" style:parent-style-name="DefaultParagraphFont" style:family="text">
      <style:text-properties fo:font-weight="bold" style:font-weight-asian="bold" style:font-weight-complex="bold"/>
    </style:style>
    <style:style style:name="P349" style:parent-style-name="Normal" style:list-style-name="LFO50" style:family="paragraph"/>
    <style:style style:name="P350" style:parent-style-name="Normal" style:list-style-name="LFO50" style:family="paragraph"/>
    <style:style style:name="P351" style:parent-style-name="Normal" style:list-style-name="LFO50" style:family="paragraph"/>
    <style:style style:name="P352" style:parent-style-name="Normal" style:list-style-name="LFO50" style:family="paragraph"/>
    <style:style style:name="T353" style:parent-style-name="DefaultParagraphFont" style:family="text">
      <style:text-properties fo:font-weight="bold" style:font-weight-asian="bold" style:font-weight-complex="bold"/>
    </style:style>
    <style:style style:name="P354" style:parent-style-name="Normal" style:list-style-name="LFO51" style:family="paragraph"/>
    <style:style style:name="P355" style:parent-style-name="Normal" style:list-style-name="LFO51" style:family="paragraph"/>
    <style:style style:name="P356" style:parent-style-name="Normal" style:list-style-name="LFO51" style:family="paragraph"/>
    <style:style style:name="P357" style:parent-style-name="Normal" style:list-style-name="LFO51" style:family="paragraph"/>
    <style:style style:name="T358" style:parent-style-name="DefaultParagraphFont" style:family="text">
      <style:text-properties fo:font-weight="bold" style:font-weight-asian="bold" style:font-weight-complex="bold"/>
    </style:style>
    <style:style style:name="P359" style:parent-style-name="Normal" style:list-style-name="LFO52" style:family="paragraph"/>
    <style:style style:name="P360" style:parent-style-name="Normal" style:list-style-name="LFO52" style:family="paragraph"/>
    <style:style style:name="P361" style:parent-style-name="Normal" style:list-style-name="LFO52" style:family="paragraph"/>
    <style:style style:name="P362" style:parent-style-name="Normal" style:list-style-name="LFO52" style:family="paragraph"/>
    <style:style style:name="T363" style:parent-style-name="DefaultParagraphFont" style:family="text">
      <style:text-properties fo:font-weight="bold" style:font-weight-asian="bold" style:font-weight-complex="bold"/>
    </style:style>
    <style:style style:name="P364" style:parent-style-name="Normal" style:list-style-name="LFO53" style:family="paragraph"/>
    <style:style style:name="P365" style:parent-style-name="Normal" style:list-style-name="LFO53" style:family="paragraph"/>
    <style:style style:name="P366" style:parent-style-name="Normal" style:list-style-name="LFO53" style:family="paragraph"/>
    <style:style style:name="P367" style:parent-style-name="Normal" style:list-style-name="LFO53" style:family="paragraph"/>
    <style:style style:name="P368" style:parent-style-name="Normal" style:family="paragraph">
      <style:text-properties fo:font-weight="bold" style:font-weight-asian="bold" style:font-weight-complex="bold"/>
    </style:style>
    <style:style style:name="TableColumn370" style:family="table-column">
      <style:table-column-properties style:column-width="1.2145in"/>
    </style:style>
    <style:style style:name="TableColumn371" style:family="table-column">
      <style:table-column-properties style:column-width="5.0534in"/>
    </style:style>
    <style:style style:name="Table369" style:family="table">
      <style:table-properties style:width="6.268in" fo:margin-left="0in" table:align="left"/>
    </style:style>
    <style:style style:name="TableRow372" style:family="table-row">
      <style:table-row-properties/>
    </style:style>
    <style:style style:name="TableCell373" style:family="table-cell">
      <style:table-cell-properties fo:border="none" style:writing-mode="lr-tb" style:vertical-align="middle" fo:padding-top="0.0104in" fo:padding-left="0.0104in" fo:padding-bottom="0.0104in" fo:padding-right="0.0104in"/>
    </style:style>
    <style:style style:name="P374" style:parent-style-name="Normal" style:family="paragraph">
      <style:text-properties fo:font-weight="bold" style:font-weight-asian="bold" style:font-weight-complex="bold"/>
    </style:style>
    <style:style style:name="TableCell375" style:family="table-cell">
      <style:table-cell-properties fo:border="none" style:writing-mode="lr-tb" style:vertical-align="middle" fo:padding-top="0.0104in" fo:padding-left="0.0104in" fo:padding-bottom="0.0104in" fo:padding-right="0.0104in"/>
    </style:style>
    <style:style style:name="P376" style:parent-style-name="Normal" style:family="paragraph">
      <style:text-properties fo:font-weight="bold" style:font-weight-asian="bold" style:font-weight-complex="bold"/>
    </style:style>
    <style:style style:name="TableRow377" style:family="table-row">
      <style:table-row-properties/>
    </style:style>
    <style:style style:name="TableCell378" style:family="table-cell">
      <style:table-cell-properties fo:border="none" style:writing-mode="lr-tb" style:vertical-align="middle" fo:padding-top="0.0104in" fo:padding-left="0.0104in" fo:padding-bottom="0.0104in" fo:padding-right="0.0104in"/>
    </style:style>
    <style:style style:name="T379" style:parent-style-name="DefaultParagraphFont" style:family="text">
      <style:text-properties fo:font-weight="bold" style:font-weight-asian="bold" style:font-weight-complex="bold"/>
    </style:style>
    <style:style style:name="TableCell380" style:family="table-cell">
      <style:table-cell-properties fo:border="none" style:writing-mode="lr-tb" style:vertical-align="middle" fo:padding-top="0.0104in" fo:padding-left="0.0104in" fo:padding-bottom="0.0104in" fo:padding-right="0.0104in"/>
    </style:style>
    <style:style style:name="TableRow381" style:family="table-row">
      <style:table-row-properties/>
    </style:style>
    <style:style style:name="TableCell382" style:family="table-cell">
      <style:table-cell-properties fo:border="none" style:writing-mode="lr-tb" style:vertical-align="middle" fo:padding-top="0.0104in" fo:padding-left="0.0104in" fo:padding-bottom="0.0104in" fo:padding-right="0.0104in"/>
    </style:style>
    <style:style style:name="T383" style:parent-style-name="DefaultParagraphFont" style:family="text">
      <style:text-properties fo:font-weight="bold" style:font-weight-asian="bold" style:font-weight-complex="bold"/>
    </style:style>
    <style:style style:name="TableCell384" style:family="table-cell">
      <style:table-cell-properties fo:border="none" style:writing-mode="lr-tb" style:vertical-align="middle" fo:padding-top="0.0104in" fo:padding-left="0.0104in" fo:padding-bottom="0.0104in" fo:padding-right="0.0104in"/>
    </style:style>
    <style:style style:name="TableRow385" style:family="table-row">
      <style:table-row-properties/>
    </style:style>
    <style:style style:name="TableCell386" style:family="table-cell">
      <style:table-cell-properties fo:border="none" style:writing-mode="lr-tb" style:vertical-align="middle" fo:padding-top="0.0104in" fo:padding-left="0.0104in" fo:padding-bottom="0.0104in" fo:padding-right="0.0104in"/>
    </style:style>
    <style:style style:name="T387" style:parent-style-name="DefaultParagraphFont" style:family="text">
      <style:text-properties fo:font-weight="bold" style:font-weight-asian="bold" style:font-weight-complex="bold"/>
    </style:style>
    <style:style style:name="TableCell388" style:family="table-cell">
      <style:table-cell-properties fo:border="none" style:writing-mode="lr-tb" style:vertical-align="middle" fo:padding-top="0.0104in" fo:padding-left="0.0104in" fo:padding-bottom="0.0104in" fo:padding-right="0.0104in"/>
    </style:style>
    <style:style style:name="TableRow389" style:family="table-row">
      <style:table-row-properties/>
    </style:style>
    <style:style style:name="TableCell390" style:family="table-cell">
      <style:table-cell-properties fo:border="none" style:writing-mode="lr-tb" style:vertical-align="middle" fo:padding-top="0.0104in" fo:padding-left="0.0104in" fo:padding-bottom="0.0104in" fo:padding-right="0.0104in"/>
    </style:style>
    <style:style style:name="T391" style:parent-style-name="DefaultParagraphFont" style:family="text">
      <style:text-properties fo:font-weight="bold" style:font-weight-asian="bold" style:font-weight-complex="bold"/>
    </style:style>
    <style:style style:name="TableCell392" style:family="table-cell">
      <style:table-cell-properties fo:border="none" style:writing-mode="lr-tb" style:vertical-align="middle" fo:padding-top="0.0104in" fo:padding-left="0.0104in" fo:padding-bottom="0.0104in" fo:padding-right="0.0104in"/>
    </style:style>
    <style:style style:name="TableRow393" style:family="table-row">
      <style:table-row-properties/>
    </style:style>
    <style:style style:name="TableCell394" style:family="table-cell">
      <style:table-cell-properties fo:border="none" style:writing-mode="lr-tb" style:vertical-align="middle" fo:padding-top="0.0104in" fo:padding-left="0.0104in" fo:padding-bottom="0.0104in" fo:padding-right="0.0104in"/>
    </style:style>
    <style:style style:name="T395" style:parent-style-name="DefaultParagraphFont" style:family="text">
      <style:text-properties fo:font-weight="bold" style:font-weight-asian="bold" style:font-weight-complex="bold"/>
    </style:style>
    <style:style style:name="TableCell396" style:family="table-cell">
      <style:table-cell-properties fo:border="none" style:writing-mode="lr-tb" style:vertical-align="middle" fo:padding-top="0.0104in" fo:padding-left="0.0104in" fo:padding-bottom="0.0104in" fo:padding-right="0.0104in"/>
    </style:style>
    <style:style style:name="TableRow397" style:family="table-row">
      <style:table-row-properties/>
    </style:style>
    <style:style style:name="TableCell398" style:family="table-cell">
      <style:table-cell-properties fo:border="none" style:writing-mode="lr-tb" style:vertical-align="middle" fo:padding-top="0.0104in" fo:padding-left="0.0104in" fo:padding-bottom="0.0104in" fo:padding-right="0.0104in"/>
    </style:style>
    <style:style style:name="T399" style:parent-style-name="DefaultParagraphFont" style:family="text">
      <style:text-properties fo:font-weight="bold" style:font-weight-asian="bold" style:font-weight-complex="bold"/>
    </style:style>
    <style:style style:name="TableCell400" style:family="table-cell">
      <style:table-cell-properties fo:border="none" style:writing-mode="lr-tb" style:vertical-align="middle" fo:padding-top="0.0104in" fo:padding-left="0.0104in" fo:padding-bottom="0.0104in" fo:padding-right="0.0104in"/>
    </style:style>
    <style:style style:name="TableRow401" style:family="table-row">
      <style:table-row-properties/>
    </style:style>
    <style:style style:name="TableCell402" style:family="table-cell">
      <style:table-cell-properties fo:border="none" style:writing-mode="lr-tb" style:vertical-align="middle" fo:padding-top="0.0104in" fo:padding-left="0.0104in" fo:padding-bottom="0.0104in" fo:padding-right="0.0104in"/>
    </style:style>
    <style:style style:name="T403" style:parent-style-name="DefaultParagraphFont" style:family="text">
      <style:text-properties fo:font-weight="bold" style:font-weight-asian="bold" style:font-weight-complex="bold"/>
    </style:style>
    <style:style style:name="TableCell404" style:family="table-cell">
      <style:table-cell-properties fo:border="none" style:writing-mode="lr-tb" style:vertical-align="middle" fo:padding-top="0.0104in" fo:padding-left="0.0104in" fo:padding-bottom="0.0104in" fo:padding-right="0.0104in"/>
    </style:style>
    <style:style style:name="TableRow405" style:family="table-row">
      <style:table-row-properties/>
    </style:style>
    <style:style style:name="TableCell406" style:family="table-cell">
      <style:table-cell-properties fo:border="none" style:writing-mode="lr-tb" style:vertical-align="middle" fo:padding-top="0.0104in" fo:padding-left="0.0104in" fo:padding-bottom="0.0104in" fo:padding-right="0.0104in"/>
    </style:style>
    <style:style style:name="T407" style:parent-style-name="DefaultParagraphFont" style:family="text">
      <style:text-properties fo:font-weight="bold" style:font-weight-asian="bold" style:font-weight-complex="bold"/>
    </style:style>
    <style:style style:name="TableCell408" style:family="table-cell">
      <style:table-cell-properties fo:border="none" style:writing-mode="lr-tb" style:vertical-align="middle" fo:padding-top="0.0104in" fo:padding-left="0.0104in" fo:padding-bottom="0.0104in" fo:padding-right="0.0104i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1. Human-AI Collaboration Protocols</text:p>
      <text:p text:style-name="P2">Working with AI Recommendations</text:p>
      <text:p text:style-name="Normal">AI is a powerful assistant, but you're still the one making the final call. Think of AI suggestions as input from a very analytical junior tester who's looked at tons of data but hasn't developed the business intuition yet.</text:p>
      <text:p text:style-name="Normal"><text:span text:style-name="T3">When to Trust AI:</text:span></text:p>
      <text:list text:style-name="LFO1" text:continue-numbering="true">
        <text:list-item>
          <text:p text:style-name="P4">Confidence score above 85% on routine scenarios</text:p>
        </text:list-item>
        <text:list-item>
          <text:p text:style-name="P5">Pattern-based recommendations (e.g., "tests that usually find defects")</text:p>
        </text:list-item>
        <text:list-item>
          <text:p text:style-name="P6">Data-driven prioritization based on historical trends</text:p>
        </text:list-item>
      </text:list>
      <text:p text:style-name="Normal"><text:span text:style-name="T7">When to Question AI:</text:span></text:p>
      <text:list text:style-name="LFO2" text:continue-numbering="true">
        <text:list-item>
          <text:p text:style-name="P8">Anything security or compliance related</text:p>
        </text:list-item>
        <text:list-item>
          <text:p text:style-name="P9">Recommendations that seem to skip critical business flows</text:p>
        </text:list-item>
        <text:list-item>
          <text:p text:style-name="P10">Suggestions during major architecture changes</text:p>
        </text:list-item>
        <text:list-item>
          <text:p text:style-name="P11">When AI confidence is below 70%</text:p>
        </text:list-item>
      </text:list>
      <text:p text:style-name="P12">The Override Process</text:p>
      <text:p text:style-name="Normal">Document your overrides - not for bureaucracy, but because it makes AI smarter. When you override an AI suggestion:</text:p>
      <text:p text:style-name="Normal">Date: Nov 11, 2025</text:p>
      <text:p text:style-name="Normal">AI Suggested: Skip regression on checkout flow (low risk: 12%)</text:p>
      <text:p text:style-name="Normal">Your Decision: Run full regression anyway</text:p>
      <text:p text:style-name="Normal">Why: Major payment gateway migration last week, not in AI's training data</text:p>
      <text:p text:style-name="Normal">Outcome: Found 2 critical bugs in payment confirmation</text:p>
      <text:p text:style-name="Normal">Track these in a simple log. Share interesting ones during retrospectives. Feed the important ones back to whoever manages your AI models - they need this to improve.</text:p>
      <text:p text:style-name="P13">Decision Framework</text:p>
      <text:p text:style-name="Normal">Here's a practical way to think about AI confidence scores:</text:p>
      <text:list text:style-name="LFO3" text:continue-numbering="true">
        <text:list-item>
          <text:p text:style-name="P14"><text:span text:style-name="T15">90%+</text:span>: Review and approve, document your approval</text:p>
        </text:list-item>
        <text:list-item>
          <text:p text:style-name="P16"><text:span text:style-name="T17">70-90%</text:span>: Do extra validation before deciding</text:p>
        </text:list-item>
        <text:list-item>
          <text:p text:style-name="P18"><text:span text:style-name="T19">50-70%</text:span>: Treat as a hypothesis, investigate thoroughly</text:p>
        </text:list-item>
        <text:list-item>
          <text:p text:style-name="P20"><text:span text:style-name="T21">Below 50%</text:span>: AI is basically guessing, rely on your expertise</text:p>
        </text:list-item>
      </text:list>
      <text:p text:style-name="Normal">For critical decisions (production deployments, security testing, regulatory compliance), always get a second pair of human eyes regardless of AI confidence.</text:p>
      <text:p text:style-name="Normal"/>
      <text:soft-page-break/>
      <text:p text:style-name="P22">2. AI Model Lifecycle in Testing</text:p>
      <text:p text:style-name="P23">Understanding Your AI Models</text:p>
      <text:p text:style-name="Normal">Your AI testing tools are built on models trained on historical data. Like any tool, they need maintenance. Here's what you should know about the models making recommendations.</text:p>
      <text:p text:style-name="Normal"><text:span text:style-name="T24">Training Data Sources:</text:span></text:p>
      <text:list text:style-name="LFO4" text:continue-numbering="true">
        <text:list-item>
          <text:p text:style-name="P25">Historical test results (usually 6-12 months)</text:p>
        </text:list-item>
        <text:list-item>
          <text:p text:style-name="P26">Defect databases with root cause analysis</text:p>
        </text:list-item>
        <text:list-item>
          <text:p text:style-name="P27">Code commit history and complexity metrics</text:p>
        </text:list-item>
        <text:list-item>
          <text:p text:style-name="P28">Production incident logs</text:p>
        </text:list-item>
        <text:list-item>
          <text:p text:style-name="P29">Test coverage reports</text:p>
        </text:list-item>
      </text:list>
      <text:p text:style-name="Normal"><text:span text:style-name="T30">Quality Checks:</text:span><text:s/>Ask your ML team (or vendor) about these:</text:p>
      <text:list text:style-name="LFO5" text:continue-numbering="true">
        <text:list-item>
          <text:p text:style-name="P31">How recent is the training data? (Should be under 18 months old)</text:p>
        </text:list-item>
        <text:list-item>
          <text:p text:style-name="P32">What's the defect-to-pass ratio? (Should be realistic, around 1:20 to 1:100)</text:p>
        </text:list-item>
        <text:list-item>
          <text:p text:style-name="P33">Does it cover all product modules equally?</text:p>
        </text:list-item>
      </text:list>
      <text:p text:style-name="P34">When Models Need Retraining</text:p>
      <text:p text:style-name="Normal">Models drift over time. Watch for these warning signs:</text:p>
      <text:p text:style-name="Normal"><text:span text:style-name="T35">Accuracy drops:</text:span><text:s/>If AI used to be 90% accurate on defect prediction and now it's at 75%, something changed.</text:p>
      <text:p text:style-name="Normal"><text:span text:style-name="T36">Your overrides are increasing:</text:span><text:s/>If you're overriding AI more than 20% of the time, the model may be out of sync with reality.</text:p>
      <text:p text:style-name="Normal"><text:span text:style-name="T37">Major changes happened:</text:span><text:s/>New features, framework upgrades, team changes - these can make historical patterns less relevant.</text:p>
      <text:p text:style-name="Normal">Most teams retrain quarterly for stable products, monthly for fast-moving ones. After major architectural changes, consider an immediate retrain.</text:p>
      <text:p text:style-name="P38">Model Governance Basics</text:p>
      <text:p text:style-name="Normal">Keep a simple record:</text:p>
      <text:list text:style-name="LFO6" text:continue-numbering="true">
        <text:list-item>
          <text:p text:style-name="P39">Model version and training date</text:p>
        </text:list-item>
        <text:list-item>
          <text:p text:style-name="P40">Validation accuracy when deployed</text:p>
        </text:list-item>
        <text:list-item>
          <text:p text:style-name="P41">Who approved it for use</text:p>
        </text:list-item>
        <text:list-item>
          <text:p text:style-name="P42">Next review date (typically quarterly)</text:p>
        </text:list-item>
      </text:list>
      <text:p text:style-name="Normal">For explainability, insist on understanding the "why" behind recommendations. Good AI tools should show you: "Risk is high because: recent code changes in this module (40%), historical defect density (30%), code complexity increase (20%)."</text:p>
      <text:soft-page-break/>
      <text:p text:style-name="P43">3. Security &amp; Privacy Testing with AI</text:p>
      <text:p text:style-name="P44">AI-Assisted Security Testing</text:p>
      <text:p text:style-name="Normal">AI can help find security issues faster by learning patterns from known vulnerabilities. Here's what works well:</text:p>
      <text:p text:style-name="Normal"><text:span text:style-name="T45">Vulnerability Scanning:</text:span></text:p>
      <text:list text:style-name="LFO7" text:continue-numbering="true">
        <text:list-item>
          <text:p text:style-name="P46">AI generates varied attack payloads for SQL injection, XSS testing</text:p>
        </text:list-item>
        <text:list-item>
          <text:p text:style-name="P47">Learns from OWASP Top 10 and adapts to your application</text:p>
        </text:list-item>
        <text:list-item>
          <text:p text:style-name="P48">Can test 10x more injection variants than manual testing</text:p>
        </text:list-item>
      </text:list>
      <text:p text:style-name="Normal"><text:span text:style-name="T49">Anomaly Detection:</text:span><text:s/>Set up AI to monitor access logs and flag unusual patterns:</text:p>
      <text:list text:style-name="LFO8" text:continue-numbering="true">
        <text:list-item>
          <text:p text:style-name="P50">User accessing 1000x more records than normal</text:p>
        </text:list-item>
        <text:list-item>
          <text:p text:style-name="P51">Unusual access times or locations</text:p>
        </text:list-item>
        <text:list-item>
          <text:p text:style-name="P52">Suspicious query patterns</text:p>
        </text:list-item>
      </text:list>
      <text:p text:style-name="Normal">When AI flags something, investigate. False positives happen, but catching one real security issue makes it worthwhile.</text:p>
      <text:p text:style-name="Normal"><text:span text:style-name="T53">Smart Fuzzing:</text:span><text:s/>AI-driven fuzzers are more efficient than random fuzzing. They learn which input mutations are more likely to expose bugs and evolve their attack strategy. You can cover more ground in less time.</text:p>
      <text:p text:style-name="P54">Privacy-Preserving Test Data</text:p>
      <text:p text:style-name="Normal">One of AI's best uses is generating realistic test data without exposing real user information.</text:p>
      <text:p text:style-name="Normal"><text:span text:style-name="T55">Synthetic Data Generation:</text:span><text:s/>Modern AI (using techniques like GANs) can create fake data that maintains statistical properties of real data but can't be traced back to actual users.</text:p>
      <text:p text:style-name="Normal">Good synthetic data:</text:p>
      <text:list text:style-name="LFO9" text:continue-numbering="true">
        <text:list-item>
          <text:p text:style-name="P56">Maintains business rules (credit cards pass Luhn algorithm)</text:p>
        </text:list-item>
        <text:list-item>
          <text:p text:style-name="P57">Preserves statistical distributions</text:p>
        </text:list-item>
        <text:list-item>
          <text:p text:style-name="P58">Includes edge cases and rare scenarios</text:p>
        </text:list-item>
        <text:list-item>
          <text:p text:style-name="P59">Can't be reverse-engineered to find real users</text:p>
        </text:list-item>
      </text:list>
      <text:p text:style-name="Normal"><text:span text:style-name="T60">Intelligent Masking:</text:span><text:s/>When you can't use fully synthetic data, smart masking helps:</text:p>
      <text:list text:style-name="LFO10" text:continue-numbering="true">
        <text:list-item>
          <text:p text:style-name="P61">Preserve patterns needed for testing (same domain structure in emails)</text:p>
        </text:list-item>
        <text:list-item>
          <text:p text:style-name="P62">Keep data relationships intact (foreign keys, order sequences)</text:p>
        </text:list-item>
        <text:list-item>
          <text:p text:style-name="P63">Maintain realistic distributions</text:p>
        </text:list-item>
      </text:list>
      <text:p text:style-name="Normal"><text:span text:style-name="T64">GDPR Compliance Testing:</text:span><text:s/>AI can scan your application for PII in unexpected places:</text:p>
      <text:list text:style-name="LFO11" text:continue-numbering="true">
        <text:list-item>
          <text:p text:style-name="P65">Personal data in log files</text:p>
        </text:list-item>
        <text:list-item>
          <text:p text:style-name="P66">PII in error messages</text:p>
        </text:list-item>
        <text:list-item>
          <text:p text:style-name="P67">Unencrypted sensitive fields</text:p>
        </text:list-item>
        <text:list-item>
          <text:p text:style-name="P68">Check if "right to erasure" actually deletes everything</text:p>
        </text:list-item>
      </text:list>
      <text:p text:style-name="P69"/>
      <text:p text:style-name="P70">4. Cross-Platform &amp; Device Matrix Testing</text:p>
      <text:p text:style-name="P71">Smart Device Prioritization</text:p>
      <text:p text:style-name="Normal">Testing on every device is impossible. AI helps focus on what matters.</text:p>
      <text:p text:style-name="Normal"><text:span text:style-name="T72">AI Prioritization Formula:</text:span><text:s/>Priority = (Market Share × 0.4) + (Historical Defects × 0.3) + (Business Value × 0.2) + (Compliance Requirements × 0.1)</text:p>
      <text:p text:style-name="Normal">Practically, this means:</text:p>
      <text:list text:style-name="LFO12" text:continue-numbering="true">
        <text:list-item>
          <text:p text:style-name="P73"><text:span text:style-name="T74">Tier 1</text:span><text:s/>(100% test coverage): Latest iPhone with Safari, latest Samsung with Chrome, Windows with Chrome</text:p>
        </text:list-item>
        <text:list-item>
          <text:p text:style-name="P75"><text:span text:style-name="T76">Tier 2</text:span><text:s/>(Smart sampling, ~40%): Previous gen devices, tablets, Edge browser</text:p>
        </text:list-item>
        <text:list-item>
          <text:p text:style-name="P77"><text:span text:style-name="T78">Tier 3</text:span><text:s/>(Risk-based, ~10%): Older devices, niche browsers</text:p>
        </text:list-item>
      </text:list>
      <text:p text:style-name="Normal">Update priorities quarterly based on:</text:p>
      <text:list text:style-name="LFO13" text:continue-numbering="true">
        <text:list-item>
          <text:p text:style-name="P79">Analytics showing actual user device distribution</text:p>
        </text:list-item>
        <text:list-item>
          <text:p text:style-name="P80">Support tickets by device type</text:p>
        </text:list-item>
        <text:list-item>
          <text:p text:style-name="P81">Defects found per platform</text:p>
        </text:list-item>
      </text:list>
      <text:p text:style-name="P82">Visual Validation at Scale</text:p>
      <text:p text:style-name="Normal">AI visual testing compares screenshots like a human would, not pixel-by-pixel:</text:p>
      <text:p text:style-name="Normal"><text:span text:style-name="T83">What AI Catches Well:</text:span></text:p>
      <text:list text:style-name="LFO14" text:continue-numbering="true">
        <text:list-item>
          <text:p text:style-name="P84">Layout shifts and broken responsive design</text:p>
        </text:list-item>
        <text:list-item>
          <text:p text:style-name="P85">Missing images or incorrect loading</text:p>
        </text:list-item>
        <text:list-item>
          <text:p text:style-name="P86">Text overlapping or cut off</text:p>
        </text:list-item>
        <text:list-item>
          <text:p text:style-name="P87">Colour scheme inconsistencies</text:p>
        </text:list-item>
      </text:list>
      <text:p text:style-name="Normal"><text:span text:style-name="T88">Configuration Tips:</text:span></text:p>
      <text:list text:style-name="LFO15" text:continue-numbering="true">
        <text:list-item>
          <text:p text:style-name="P89">Set high sensitivity (95%+) for layout changes</text:p>
        </text:list-item>
        <text:list-item>
          <text:p text:style-name="P90">Medium tolerance for colour variations (browsers render slightly differently)</text:p>
        </text:list-item>
        <text:list-item>
          <text:p text:style-name="P91">Almost zero tolerance for text changes</text:p>
        </text:list-item>
        <text:list-item>
          <text:p text:style-name="P92">Let AI learn what's dynamic content (timestamps, counters) to ignore</text:p>
        </text:list-item>
      </text:list>
      <text:p text:style-name="Normal">Test across key breakpoints: 375px (mobile), 768px (tablet), 1920px (desktop), and 4K if your users have high-res displays.</text:p>
      <text:p text:style-name="P93">Accessibility Testing</text:p>
      <text:soft-page-break/>
      <text:p text:style-name="Normal">AI accelerates accessibility validation but shouldn't replace manual testing with actual assistive technology.</text:p>
      <text:p text:style-name="Normal"><text:span text:style-name="T94">What AI Does Well:</text:span></text:p>
      <text:list text:style-name="LFO16" text:continue-numbering="true">
        <text:list-item>
          <text:p text:style-name="P95"><text:span text:style-name="T96">Contrast checking</text:span>: Scans every colour combination automatically</text:p>
        </text:list-item>
        <text:list-item>
          <text:p text:style-name="P97"><text:span text:style-name="T98">Alt text validation</text:span>: Uses NLP to check if descriptions are actually descriptive</text:p>
        </text:list-item>
        <text:list-item>
          <text:p text:style-name="P99"><text:span text:style-name="T100">Keyboard navigation</text:span>: Simulates tab sequence and verifies logical flow</text:p>
        </text:list-item>
        <text:list-item>
          <text:p text:style-name="P101"><text:span text:style-name="T102">Touch targets</text:span>: Measures interactive elements (should be 44×44px minimum)</text:p>
        </text:list-item>
      </text:list>
      <text:p text:style-name="Normal"><text:span text:style-name="T103">Human Testing Still Needed:</text:span></text:p>
      <text:list text:style-name="LFO17" text:continue-numbering="true">
        <text:list-item>
          <text:p text:style-name="P104">Actual screen reader testing</text:p>
        </text:list-item>
        <text:list-item>
          <text:p text:style-name="P105">Cognitive load and comprehension</text:p>
        </text:list-item>
        <text:list-item>
          <text:p text:style-name="P106">Real keyboard-only navigation experience</text:p>
        </text:list-item>
        <text:list-item>
          <text:p text:style-name="P107">User testing with people who have disabilities</text:p>
        </text:list-item>
      </text:list>
      <text:p text:style-name="Normal">Aim for WCAG 2.1 AA as baseline, AAA where possible. AI gets you 80% there; human testing covers the rest.</text:p>
      <text:p text:style-name="Normal"/>
      <text:p text:style-name="P108">5. Ethical Use of AI in Testing</text:p>
      <text:p text:style-name="P109">Keeping AI Fair and Transparent</text:p>
      <text:p text:style-name="Normal">AI in testing can introduce biases if we're not careful. Here's how to keep it ethical.</text:p>
      <text:p text:style-name="Normal"><text:span text:style-name="T110">Watch for Bias:</text:span><text:s/>Common problems include:</text:p>
      <text:list text:style-name="LFO18" text:continue-numbering="true">
        <text:list-item>
          <text:p text:style-name="P111">AI trained only on data from one team or product area</text:p>
        </text:list-item>
        <text:list-item>
          <text:p text:style-name="P112">Test scenarios that don't represent diverse user demographics</text:p>
        </text:list-item>
        <text:list-item>
          <text:p text:style-name="P113">Defect severity scoring that<text:s/>favors certain types of issues</text:p>
        </text:list-item>
      </text:list>
      <text:p text:style-name="Normal">Check your training data quarterly:</text:p>
      <text:list text:style-name="LFO19" text:continue-numbering="true">
        <text:list-item>
          <text:p text:style-name="P114">Does it represent all user segments?</text:p>
        </text:list-item>
        <text:list-item>
          <text:p text:style-name="P115">Are certain modules or teams over/under-represented?</text:p>
        </text:list-item>
        <text:list-item>
          <text:p text:style-name="P116">Do edge cases for accessibility and internationalization exist?</text:p>
        </text:list-item>
      </text:list>
      <text:p text:style-name="Normal"><text:span text:style-name="T117">Fairness in Prioritization:</text:span><text:s/>AI shouldn't consistently deprioritize certain areas. If mobile tests always get lower priority than desktop, or UI tests are always ranked below API tests, investigate why.</text:p>
      <text:p text:style-name="Normal">Track fairness metrics:</text:p>
      <text:list text:style-name="LFO20" text:continue-numbering="true">
        <text:list-item>
          <text:p text:style-name="P118">Test coverage distribution across modules (should be proportional to risk/usage)</text:p>
        </text:list-item>
        <text:list-item>
          <text:p text:style-name="P119">Defect detection rates across platforms (shouldn't systematically miss issues on one platform)</text:p>
        </text:list-item>
        <text:list-item>
          <text:p text:style-name="P120">Time allocation across different test types</text:p>
        </text:list-item>
      </text:list>
      <text:p text:style-name="Normal"><text:span text:style-name="T121">Transparency Requirements:</text:span><text:s/>Every AI recommendation should include:</text:p>
      <text:list text:style-name="LFO21" text:continue-numbering="true">
        <text:list-item>
          <text:p text:style-name="P122">Confidence score</text:p>
        </text:list-item>
        <text:list-item>
          <text:p text:style-name="P123">Key factors influencing the decision</text:p>
        </text:list-item>
        <text:list-item>
          <text:p text:style-name="P124">Model version and training date</text:p>
        </text:list-item>
        <text:list-item>
          <text:p text:style-name="P125">Clear label: "AI-Generated Recommendation"</text:p>
        </text:list-item>
      </text:list>
      <text:p text:style-name="Normal">If your AI tool is a black box, push back. You need explainability to trust and verify recommendations.</text:p>
      <text:p text:style-name="P126">Boundaries and Escalation</text:p>
      <text:p text:style-name="Normal">AI should never:</text:p>
      <text:list text:style-name="LFO22" text:continue-numbering="true">
        <text:list-item>
          <text:p text:style-name="P127">Make final go/no-go deployment decisions alone</text:p>
        </text:list-item>
        <text:list-item>
          <text:p text:style-name="P128">Override human judgment on security concerns</text:p>
        </text:list-item>
        <text:list-item>
          <text:p text:style-name="P129">Access production data without proper consent</text:p>
        </text:list-item>
        <text:list-item>
          <text:p text:style-name="P130">Recommend skipping legally required tests</text:p>
        </text:list-item>
      </text:list>
      <text:p text:style-name="Normal">When AI suggests something that feels wrong ethically, escalate immediately. Document the concern and get leadership involved.</text:p>
      <text:p text:style-name="Normal"/>
      <text:p text:style-name="P131">6. Test Data Management &amp; Generation</text:p>
      <text:p text:style-name="P132">Expanding Scenarios with AI</text:p>
      <text:p text:style-name="Normal">Give AI a user story, and it can generate comprehensive test scenarios you might not think of.</text:p>
      <text:p text:style-name="Normal"><text:span text:style-name="T133">Example:</text:span><text:s/>User story: "As a user, I want to reset my password so I can regain access"</text:p>
      <text:p text:style-name="Normal">AI generates:</text:p>
      <text:list text:style-name="LFO23" text:continue-numbering="true">
        <text:list-item>
          <text:p text:style-name="P134">Happy path (basic flow)</text:p>
        </text:list-item>
        <text:list-item>
          <text:p text:style-name="P135">Email not found</text:p>
        </text:list-item>
        <text:list-item>
          <text:p text:style-name="P136">Multiple reset attempts in short time</text:p>
        </text:list-item>
        <text:list-item>
          <text:p text:style-name="P137">Expired reset link</text:p>
        </text:list-item>
        <text:list-item>
          <text:p text:style-name="P138">Link already used</text:p>
        </text:list-item>
        <text:list-item>
          <text:p text:style-name="P139">Password doesn't meet requirements</text:p>
        </text:list-item>
        <text:list-item>
          <text:p text:style-name="P140">SQL injection in email field</text:p>
        </text:list-item>
        <text:list-item>
          <text:p text:style-name="P141">Account already locked</text:p>
        </text:list-item>
        <text:list-item>
          <text:p text:style-name="P142">Email delivery failure</text:p>
        </text:list-item>
        <text:list-item>
          <text:p text:style-name="P143">Concurrent reset requests</text:p>
        </text:list-item>
      </text:list>
      <text:soft-page-break/>
      <text:p text:style-name="Normal">That's 10+ scenarios from one simple user story. Review them, adjust as needed, and use them as starting points.</text:p>
      <text:p text:style-name="P144">Boundary Value Generation</text:p>
      <text:p text:style-name="Normal">AI is excellent at generating boundary conditions systematically:</text:p>
      <text:p text:style-name="Normal">For an age field (valid range: 18-120):</text:p>
      <text:list text:style-name="LFO24" text:continue-numbering="true">
        <text:list-item>
          <text:p text:style-name="P145">17, 18, 19 (around minimum)</text:p>
        </text:list-item>
        <text:list-item>
          <text:p text:style-name="P146">119, 120, 121 (around maximum)</text:p>
        </text:list-item>
        <text:list-item>
          <text:p text:style-name="P147">0, -1 (edge cases)</text:p>
        </text:list-item>
        <text:list-item>
          <text:p text:style-name="P148">null, empty string, non-numeric (invalid types)</text:p>
        </text:list-item>
      </text:list>
      <text:p text:style-name="Normal">Apply this to every input field in your application. AI can generate these in seconds.</text:p>
      <text:p text:style-name="P149">Realistic Test Data</text:p>
      <text:p text:style-name="Normal">AI-generated test data looks real but isn't:</text:p>
      <text:p text:style-name="Normal"><text:span text:style-name="T150">Customer profiles</text:span><text:s/>with realistic names (preserving cultural context), valid email formats, proper address structures, and realistic purchase patterns.</text:p>
      <text:p text:style-name="Normal"><text:span text:style-name="T151">Transaction data</text:span><text:s/>with correct timestamps, realistic amounts, valid payment methods, and proper sequences.</text:p>
      <text:p text:style-name="Normal">The key is maintaining business rules. Credit card numbers should pass Luhn validation. Phone numbers should match regional formats. Relationships (orders linked to customers) should make sense.</text:p>
      <text:p text:style-name="P152">Intelligent Data Subsetting</text:p>
      <text:p text:style-name="Normal">Need a test environment with 100K records from a 10M production database?</text:p>
      <text:p text:style-name="Normal">AI can create a representative subset that:</text:p>
      <text:list text:style-name="LFO25" text:continue-numbering="true">
        <text:list-item>
          <text:p text:style-name="P153">Maintains statistical distributions</text:p>
        </text:list-item>
        <text:list-item>
          <text:p text:style-name="P154">Includes all edge cases</text:p>
        </text:list-item>
        <text:list-item>
          <text:p text:style-name="P155">Preserves data relationships</text:p>
        </text:list-item>
        <text:list-item>
          <text:p text:style-name="P156">Covers critical user journeys</text:p>
        </text:list-item>
        <text:list-item>
          <text:p text:style-name="P157">Includes rare but important scenarios</text:p>
        </text:list-item>
      </text:list>
      <text:p text:style-name="Normal">This beats random sampling or just taking the first N records.</text:p>
      <text:p text:style-name="Normal"/>
      <text:p text:style-name="P158">7. CI/CD Integration Blueprint</text:p>
      <text:p text:style-name="P159">Where AI Fits in Your Pipeline</text:p>
      <text:p text:style-name="P160">AI integration points in a typical CI/CD pipeline:</text:p>
      <text:p text:style-name="Normal"><text:span text:style-name="T161">1. Code Commit → AI Risk Assessment</text:span></text:p>
      <text:soft-page-break/>
      <text:list text:style-name="LFO26" text:continue-numbering="true">
        <text:list-item>
          <text:p text:style-name="P162">Analyzes changed files and historical patterns</text:p>
        </text:list-item>
        <text:list-item>
          <text:p text:style-name="P163">Assigns risk score: low, medium, high</text:p>
        </text:list-item>
        <text:list-item>
          <text:p text:style-name="P164">Determines test strategy</text:p>
        </text:list-item>
      </text:list>
      <text:p text:style-name="Normal"><text:span text:style-name="T165">2. Test Selection</text:span></text:p>
      <text:list text:style-name="LFO27" text:continue-numbering="true">
        <text:list-item>
          <text:p text:style-name="P166">Low risk: smoke tests only</text:p>
        </text:list-item>
        <text:list-item>
          <text:p text:style-name="P167">Medium risk: AI-selected critical tests</text:p>
        </text:list-item>
        <text:list-item>
          <text:p text:style-name="P168">High risk: full regression suite</text:p>
        </text:list-item>
      </text:list>
      <text:p text:style-name="Normal"><text:span text:style-name="T169">3. Test Execution</text:span></text:p>
      <text:list text:style-name="LFO28" text:continue-numbering="true">
        <text:list-item>
          <text:p text:style-name="P170">Smart parallelization</text:p>
        </text:list-item>
        <text:list-item>
          <text:p text:style-name="P171">Real-time monitoring</text:p>
        </text:list-item>
        <text:list-item>
          <text:p text:style-name="P172">Dynamic test ordering</text:p>
        </text:list-item>
      </text:list>
      <text:p text:style-name="Normal"><text:span text:style-name="T173">4. Results Analysis</text:span></text:p>
      <text:list text:style-name="LFO29" text:continue-numbering="true">
        <text:list-item>
          <text:p text:style-name="P174">AI identifies patterns in failures</text:p>
        </text:list-item>
        <text:list-item>
          <text:p text:style-name="P175">Predicts potential production issues</text:p>
        </text:list-item>
        <text:list-item>
          <text:p text:style-name="P176">Generates summary report</text:p>
        </text:list-item>
      </text:list>
      <text:p text:style-name="P177">Sample GitHub Actions Integration</text:p>
      <text:p text:style-name="Normal">name: AI-Assisted Testing</text:p>
      <text:p text:style-name="Normal"/>
      <text:p text:style-name="Normal">on: pull_request</text:p>
      <text:p text:style-name="Normal"/>
      <text:p text:style-name="Normal">jobs:</text:p>
      <text:p text:style-name="Normal"><text:s text:c="2"/>assess-risk:</text:p>
      <text:p text:style-name="Normal"><text:s text:c="4"/>runs-on: ubuntu-latest</text:p>
      <text:p text:style-name="Normal"><text:s text:c="4"/>steps:</text:p>
      <text:p text:style-name="Normal"><text:s text:c="6"/>- uses: actions/checkout@v3</text:p>
      <text:p text:style-name="Normal"><text:s text:c="6"/></text:p>
      <text:p text:style-name="Normal"><text:s text:c="6"/>- name: AI Risk Analysis</text:p>
      <text:p text:style-name="Normal"><text:s text:c="8"/>run: |</text:p>
      <text:p text:style-name="Normal"><text:s text:c="10"/># Call your AI service</text:p>
      <text:p text:style-name="Normal"><text:s text:c="10"/>RISK=$(curl -X POST $AI_SERVICE/analyze \</text:p>
      <text:p text:style-name="Normal"><text:s text:c="12"/>-d '{"files": "${{ github.event.pull_request.changed_files }}"}' \</text:p>
      <text:soft-page-break/>
      <text:p text:style-name="Normal"><text:s text:c="12"/>| jq -r '.risk_score')</text:p>
      <text:p text:style-name="Normal"><text:s text:c="10"/>echo "RISK_LEVEL=$RISK" &gt;&gt; $GITHUB_ENV</text:p>
      <text:p text:style-name="Normal"><text:s text:c="6"/></text:p>
      <text:p text:style-name="Normal"><text:s text:c="6"/>- name: Select Test Strategy</text:p>
      <text:p text:style-name="Normal"><text:s text:c="8"/>run: |</text:p>
      <text:p text:style-name="Normal"><text:s text:c="10"/>if [ "$RISK_LEVEL" == "high" ]; then</text:p>
      <text:p text:style-name="Normal"><text:s text:c="12"/>echo "TEST_SUITE=full" &gt;&gt; $GITHUB_ENV</text:p>
      <text:p text:style-name="Normal"><text:s text:c="10"/>elif [ "$RISK_LEVEL" == "medium" ]; then</text:p>
      <text:p text:style-name="Normal"><text:s text:c="12"/>echo "TEST_SUITE=smart" &gt;&gt; $GITHUB_ENV</text:p>
      <text:p text:style-name="Normal"><text:s text:c="10"/>else</text:p>
      <text:p text:style-name="Normal"><text:s text:c="12"/>echo "TEST_SUITE=smoke" &gt;&gt; $GITHUB_ENV</text:p>
      <text:p text:style-name="Normal"><text:s text:c="10"/>fi</text:p>
      <text:p text:style-name="Normal"><text:s text:c="2"/></text:p>
      <text:p text:style-name="Normal"><text:s text:c="2"/>run-tests:</text:p>
      <text:p text:style-name="Normal"><text:s text:c="4"/>needs: assess-risk</text:p>
      <text:p text:style-name="Normal"><text:s text:c="4"/>runs-on: ubuntu-latest</text:p>
      <text:p text:style-name="Normal"><text:s text:c="4"/>steps:</text:p>
      <text:p text:style-name="Normal"><text:s text:c="6"/>- name: Execute Tests</text:p>
      <text:p text:style-name="Normal"><text:s text:c="8"/>run: mvn test -Dsuite=${{ env.TEST_SUITE }}</text:p>
      <text:p text:style-name="Normal"><text:s text:c="6"/></text:p>
      <text:p text:style-name="Normal"><text:s text:c="6"/>- name: AI Analysis</text:p>
      <text:p text:style-name="Normal"><text:s text:c="8"/>run: |</text:p>
      <text:p text:style-name="Normal"><text:s text:c="10"/>curl -X POST $AI_SERVICE/analyze-results \</text:p>
      <text:p text:style-name="Normal"><text:s text:c="12"/>-F "results=@target/surefire-reports/" \</text:p>
      <text:p text:style-name="Normal"><text:s text:c="12"/>&gt; ai-report.json</text:p>
      <text:p text:style-name="P178">Key Integration Points</text:p>
      <text:p text:style-name="Normal"><text:span text:style-name="T179">Pre-commit:</text:span><text:s/>AI code quality check catches obvious issues<text:s/><text:span text:style-name="T180">Build trigger:</text:span><text:s/>Risk assessment determines test depth<text:s/><text:span text:style-name="T181">Execution:</text:span><text:s/>Smart parallelization optimizes run time<text:s/><text:span text:style-name="T182">Analysis:</text:span><text:s/>Pattern recognition for root cause<text:s/><text:span text:style-name="T183">Reporting:</text:span><text:s/>Auto-generated summaries for stakeholders</text:p>
      <text:p text:style-name="Normal">The goal: reduce testing time by 40-60% without missing critical defects.</text:p>
      <text:p text:style-name="Normal"/>
      <text:p text:style-name="P184">8. Visual &amp; Accessibility Testing</text:p>
      <text:soft-page-break/>
      <text:p text:style-name="P185">Visual Regression with AI</text:p>
      <text:p text:style-name="Normal">AI visual testing uses computer vision to compare screenshots intelligently, not just pixel-by-pixel.</text:p>
      <text:p text:style-name="Normal"><text:span text:style-name="T186">Configuration that Works:</text:span></text:p>
      <text:list text:style-name="LFO30" text:continue-numbering="true">
        <text:list-item>
          <text:p text:style-name="P187"><text:span text:style-name="T188">Layout</text:span>: Very sensitive (95%+) - broken layouts are critical</text:p>
        </text:list-item>
        <text:list-item>
          <text:p text:style-name="P189"><text:span text:style-name="T190">Color</text:span>: Moderate tolerance - browsers render colors slightly differently</text:p>
        </text:list-item>
        <text:list-item>
          <text:p text:style-name="P191"><text:span text:style-name="T192">Text</text:span>: Almost zero tolerance - text changes usually matter</text:p>
        </text:list-item>
        <text:list-item>
          <text:p text:style-name="P193"><text:span text:style-name="T194">Dynamic content</text:span>: Let AI learn what changes regularly (timestamps, user counts)</text:p>
        </text:list-item>
      </text:list>
      <text:p text:style-name="Normal"><text:span text:style-name="T195">Common Setup:</text:span><text:s/>Test on Chrome, Firefox, Safari, Edge at these viewports:</text:p>
      <text:list text:style-name="LFO31" text:continue-numbering="true">
        <text:list-item>
          <text:p text:style-name="P196">375×667 (mobile)</text:p>
        </text:list-item>
        <text:list-item>
          <text:p text:style-name="P197">768×1024 (tablet)</text:p>
        </text:list-item>
        <text:list-item>
          <text:p text:style-name="P198">1920×1080 (desktop)</text:p>
        </text:list-item>
      </text:list>
      <text:p text:style-name="Normal">AI learns what's normal variation vs. actual problems. Early on, expect false positives as it learns your app. After a few runs, accuracy improves significantly.</text:p>
      <text:p text:style-name="P199">Accessibility Automation</text:p>
      <text:p text:style-name="Normal">AI accelerates WCAG compliance checking:</text:p>
      <text:p text:style-name="Normal"><text:span text:style-name="T200">Automated Checks:</text:span></text:p>
      <text:list text:style-name="LFO32" text:continue-numbering="true">
        <text:list-item>
          <text:p text:style-name="P201">Contrast ratios on all color combinations</text:p>
        </text:list-item>
        <text:list-item>
          <text:p text:style-name="P202">Alt text presence and quality (NLP evaluates if descriptions are meaningful)</text:p>
        </text:list-item>
        <text:list-item>
          <text:p text:style-name="P203">Keyboard navigation sequence</text:p>
        </text:list-item>
        <text:list-item>
          <text:p text:style-name="P204">Touch target sizes</text:p>
        </text:list-item>
        <text:list-item>
          <text:p text:style-name="P205">Heading hierarchy</text:p>
        </text:list-item>
        <text:list-item>
          <text:p text:style-name="P206">Form label clarity</text:p>
        </text:list-item>
      </text:list>
      <text:p text:style-name="Normal"><text:span text:style-name="T207">Example Output:</text:span></text:p>
      <text:p text:style-name="Normal"><text:span text:style-name="T208">✓</text:span><text:s/>Contrast: 156/156 elements pass</text:p>
      <text:p text:style-name="Normal"><text:span text:style-name="T209">✗</text:span><text:s/>Alt text: 3 images missing descriptions</text:p>
      <text:p text:style-name="Normal"><text:span text:style-name="T210">✗</text:span><text:s/>Keyboard: 2 buttons unreachable by tab</text:p>
      <text:p text:style-name="Normal"><text:span text:style-name="T211">✓</text:span><text:s/>Touch targets: All meet 44px minimum</text:p>
      <text:p text:style-name="Normal"><text:span text:style-name="T212">⚠</text:span><text:s/>Form labels: "Field 1" is ambiguous (suggest "Email address")</text:p>
      <text:p text:style-name="Normal"><text:span text:style-name="T213">Still Need Humans For:</text:span></text:p>
      <text:list text:style-name="LFO33" text:continue-numbering="true">
        <text:list-item>
          <text:p text:style-name="P214">Screen reader testing (automated tools can't catch everything)</text:p>
        </text:list-item>
        <text:list-item>
          <text:p text:style-name="P215">Cognitive accessibility</text:p>
        </text:list-item>
        <text:list-item>
          <text:p text:style-name="P216">Real-world usability with assistive tech</text:p>
        </text:list-item>
      </text:list>
      <text:p text:style-name="Normal">Aim for automation to handle 80% of checks, manual testing for the nuanced 20%.</text:p>
      <text:p text:style-name="Normal"><draw:custom-shape svg:x="0in" svg:y="0in" svg:width="45.51042in" svg:height="0.00139in" draw:z-index="0" draw:id="id0" draw:style-name="a0" draw:name="Horizontal Line 81" text:anchor-type="as-char"><svg:title/><svg:desc/><draw:enhanced-geometry draw:type="non-primitive" svg:viewBox="0 0 21600 21600" draw:enhanced-path="M 0 0 L 21600 0 21600 21600 0 21600 Z N"/></draw:custom-shape></text:p>
      <text:p text:style-name="P217">9. Scalability &amp; Performance Testing</text:p>
      <text:p text:style-name="P218">AI-Powered Load Modeling</text:p>
      <text:p text:style-name="Normal">AI learns from production analytics to create realistic load tests.</text:p>
      <text:p text:style-name="Normal"><text:span text:style-name="T219">What AI Discovers:</text:span></text:p>
      <text:list text:style-name="LFO34" text:continue-numbering="true">
        <text:list-item>
          <text:p text:style-name="P220">Peak traffic patterns (9-11 AM: 40% of daily traffic)</text:p>
        </text:list-item>
        <text:list-item>
          <text:p text:style-name="P221">Typical user journeys (login → dashboard → reports)</text:p>
        </text:list-item>
        <text:list-item>
          <text:p text:style-name="P222">Session durations and think times</text:p>
        </text:list-item>
        <text:list-item>
          <text:p text:style-name="P223">Mobile vs. desktop usage patterns</text:p>
        </text:list-item>
        <text:list-item>
          <text:p text:style-name="P224">Geographic distribution</text:p>
        </text:list-item>
      </text:list>
      <text:p text:style-name="Normal"><text:span text:style-name="T225">Realistic Load Tests:</text:span><text:s/>Instead of uniform load, AI generates:</text:p>
      <text:list text:style-name="LFO35" text:continue-numbering="true">
        <text:list-item>
          <text:p text:style-name="P226">Time-based traffic curves matching real patterns</text:p>
        </text:list-item>
        <text:list-item>
          <text:p text:style-name="P227">User behavior that mirrors actual flows</text:p>
        </text:list-item>
        <text:list-item>
          <text:p text:style-name="P228">Realistic think times (not constant delays)</text:p>
        </text:list-item>
        <text:list-item>
          <text:p text:style-name="P229">Appropriate request payloads</text:p>
        </text:list-item>
      </text:list>
      <text:p text:style-name="Normal">This finds issues that simplistic "1000 users hitting homepage" tests miss.</text:p>
      <text:p text:style-name="P230">Performance Bottleneck Detection</text:p>
      <text:p text:style-name="Normal">AI analyzes load test results, application logs, and database metrics together to pinpoint problems.</text:p>
      <text:p text:style-name="Normal"><text:span text:style-name="T231">Example:</text:span></text:p>
      <text:p text:style-name="Normal">Critical Bottleneck Found:</text:p>
      <text:p text:style-name="Normal">Endpoint: POST /api/orders</text:p>
      <text:p text:style-name="Normal">Issue: 8-second response time (target: &lt;2s)</text:p>
      <text:p text:style-name="Normal">Root Cause: Missing database index on orders.customer_id</text:p>
      <text:p text:style-name="Normal"/>
      <text:p text:style-name="Normal">Evidence:</text:p>
      <text:p text:style-name="Normal">- 95th percentile: 8,234ms</text:p>
      <text:p text:style-name="Normal">- Database wait: 7,891ms (96% of total)</text:p>
      <text:p text:style-name="Normal">- Query shows full table scan</text:p>
      <text:p text:style-name="Normal"/>
      <text:soft-page-break/>
      <text:p text:style-name="Normal">Recommendation:</text:p>
      <text:p text:style-name="Normal">CREATE INDEX idx_orders_customer_id ON orders(customer_id);</text:p>
      <text:p text:style-name="Normal">Expected improvement: 8.2s → 0.3s</text:p>
      <text:p text:style-name="P232">Load Forecasting</text:p>
      <text:p text:style-name="Normal">AI predicts future capacity needs based on:</text:p>
      <text:list text:style-name="LFO36" text:continue-numbering="true">
        <text:list-item>
          <text:p text:style-name="P233">Historical growth trends</text:p>
        </text:list-item>
        <text:list-item>
          <text:p text:style-name="P234">Seasonal patterns</text:p>
        </text:list-item>
        <text:list-item>
          <text:p text:style-name="P235">Planned business events (product launches, sales)</text:p>
        </text:list-item>
      </text:list>
      <text:p text:style-name="Normal"><text:span text:style-name="T236">Example Forecast:</text:span></text:p>
      <text:p text:style-name="Normal">Normal day: 5,000 concurrent users</text:p>
      <text:p text:style-name="Normal">Black Friday prediction: 75,000 concurrent users (15x baseline)</text:p>
      <text:p text:style-name="Normal">Confidence: 87%</text:p>
      <text:p text:style-name="Normal"/>
      <text:p text:style-name="Normal">Recommendations:</text:p>
      <text:p text:style-name="Normal">- Configure auto-scaling at 60% CPU</text:p>
      <text:p text:style-name="Normal">- Pre-warm 20 instances</text:p>
      <text:p text:style-name="Normal">- Test up to 80,000 users</text:p>
      <text:p text:style-name="Normal">- Set max instances to 100</text:p>
      <text:p text:style-name="Normal">This helps you test the right scenarios and plan capacity appropriately.</text:p>
      <text:p text:style-name="Normal"><draw:custom-shape svg:x="0in" svg:y="0in" svg:width="45.51042in" svg:height="0.00139in" draw:z-index="0" draw:id="id1" draw:style-name="a1" draw:name="Horizontal Line 82" text:anchor-type="as-char"><svg:title/><svg:desc/><draw:enhanced-geometry draw:type="non-primitive" svg:viewBox="0 0 21600 21600" draw:enhanced-path="M 0 0 L 21600 0 21600 21600 0 21600 Z N"/></draw:custom-shape></text:p>
      <text:p text:style-name="P237">10. Failure Mode Analysis &amp; Feedback Loops</text:p>
      <text:p text:style-name="P238">Automated Root Cause Analysis</text:p>
      <text:p text:style-name="Normal">AI speeds up RCA by analyzing patterns across logs, code changes, test results, and production metrics.</text:p>
      <text:p text:style-name="Normal"><text:span text:style-name="T239">How It Works:</text:span></text:p>
      <text:list text:style-name="LFO37" text:continue-numbering="true">
        <text:list-item>
          <text:p text:style-name="P240">Defect reported (or detected automatically)</text:p>
        </text:list-item>
        <text:list-item>
          <text:p text:style-name="P241">AI gathers context: recent code changes, related test failures, similar past issues</text:p>
        </text:list-item>
        <text:list-item>
          <text:p text:style-name="P242">Pattern matching against known failure modes</text:p>
        </text:list-item>
        <text:list-item>
          <text:p text:style-name="P243">Generate hypothesis with confidence score</text:p>
        </text:list-item>
        <text:list-item>
          <text:p text:style-name="P244">Human validates and refines</text:p>
        </text:list-item>
      </text:list>
      <text:p text:style-name="Normal"><text:span text:style-name="T245">Example:</text:span></text:p>
      <text:soft-page-break/>
      <text:p text:style-name="Normal">Defect: Payment processing intermittently fails</text:p>
      <text:p text:style-name="Normal"/>
      <text:p text:style-name="Normal">AI Analysis (Confidence: 92%):</text:p>
      <text:p text:style-name="Normal">Root Cause: Race condition in payment state machine</text:p>
      <text:p text:style-name="Normal"/>
      <text:p text:style-name="Normal">Evidence:</text:p>
      <text:p text:style-name="Normal">- Code change 3 days ago introduced async callback</text:p>
      <text:p text:style-name="Normal">- All failures under high load (&gt;100 TPS)</text:p>
      <text:p text:style-name="Normal">- Error pattern: "Payment already processed"</text:p>
      <text:p text:style-name="Normal">- Similar issue fixed in OrderService 6 months ago</text:p>
      <text:p text:style-name="Normal"/>
      <text:p text:style-name="Normal">Recommended Fix:</text:p>
      <text:p text:style-name="Normal">Add synchronization to processPayment() method</text:p>
      <text:p text:style-name="Normal">Create concurrency test suite</text:p>
      <text:p text:style-name="Normal"/>
      <text:p text:style-name="Normal">Similar Risks Found:</text:p>
      <text:p text:style-name="Normal">- RefundService (85% similar pattern)</text:p>
      <text:p text:style-name="Normal">- SubscriptionService (72% similar pattern)</text:p>
      <text:p text:style-name="Normal">AI gets it right 85-90% of the time. For the other 10-15%, it still narrows down the investigation significantly.</text:p>
      <text:p text:style-name="P246">Learning from Defects</text:p>
      <text:p text:style-name="Normal">The real power is in the feedback loop. After each defect:</text:p>
      <text:p text:style-name="Normal"><text:span text:style-name="T247">AI Updates:</text:span></text:p>
      <text:list text:style-name="LFO38" text:continue-numbering="true">
        <text:list-item>
          <text:p text:style-name="P248">Test strategy (add concurrency tests if race conditions are common)</text:p>
        </text:list-item>
        <text:list-item>
          <text:p text:style-name="P249">Risk scoring (mark affected modules as higher risk)</text:p>
        </text:list-item>
        <text:list-item>
          <text:p text:style-name="P250">Test prioritization (focus on test types that find issues)</text:p>
        </text:list-item>
        <text:list-item>
          <text:p text:style-name="P251">Test generation (create scenarios for similar problems)</text:p>
        </text:list-item>
      </text:list>
      <text:p text:style-name="Normal"><text:span text:style-name="T252">Example Feedback Loop:</text:span><text:s/>After analyzing 47 production defects over a quarter:</text:p>
      <text:list text:style-name="LFO39" text:continue-numbering="true">
        <text:list-item>
          <text:p text:style-name="P253">23% were race conditions → Add concurrency test suite</text:p>
        </text:list-item>
        <text:list-item>
          <text:p text:style-name="P254">15% were config errors → Add config validation to CI/CD</text:p>
        </text:list-item>
        <text:list-item>
          <text:p text:style-name="P255">PaymentService risk elevated from Medium to High</text:p>
        </text:list-item>
        <text:list-item>
          <text:p text:style-name="P256">37 new test cases auto-generated based on RCA patterns</text:p>
        </text:list-item>
      </text:list>
      <text:p text:style-name="Normal"><text:span text:style-name="T257">Measurable Impact:</text:span></text:p>
      <text:list text:style-name="LFO40" text:continue-numbering="true">
        <text:list-item>
          <text:p text:style-name="P258">Repeat defects down 67%</text:p>
        </text:list-item>
        <text:list-item>
          <text:p text:style-name="P259">Defect escape rate from 8.2% to 3.1%</text:p>
        </text:list-item>
        <text:list-item>
          <text:p text:style-name="P260">Mean time to resolution from 4.2h to 1.8h</text:p>
        </text:list-item>
        <text:list-item>
          <text:p text:style-name="P261">Production incidents reduced 61%</text:p>
        </text:list-item>
      </text:list>
      <text:p text:style-name="P262">Continuous Improvement</text:p>
      <text:p text:style-name="Normal">Track how well the AI is learning:</text:p>
      <text:p text:style-name="Normal"><text:span text:style-name="T263">Key Metrics:</text:span></text:p>
      <text:list text:style-name="LFO41" text:continue-numbering="true">
        <text:list-item>
          <text:p text:style-name="P264">RCA accuracy (target: &gt;85%)</text:p>
        </text:list-item>
        <text:list-item>
          <text:p text:style-name="P265">Test selection precision (are AI-selected tests finding defects?)</text:p>
        </text:list-item>
        <text:list-item>
          <text:p text:style-name="P266">False positive rate (trending down is good)</text:p>
        </text:list-item>
        <text:list-item>
          <text:p text:style-name="P267">Override rate (high rate means model needs retraining)</text:p>
        </text:list-item>
      </text:list>
      <text:p text:style-name="Normal"><text:span text:style-name="T268">Monthly Review:</text:span></text:p>
      <text:list text:style-name="LFO42" text:continue-numbering="true">
        <text:list-item>
          <text:p text:style-name="P269">Which overrides were correct? Why did AI miss?</text:p>
        </text:list-item>
        <text:list-item>
          <text:p text:style-name="P270">What new patterns emerged?</text:p>
        </text:list-item>
        <text:list-item>
          <text:p text:style-name="P271">Is the feedback loop working? (Are similar defects decreasing?)</text:p>
        </text:list-item>
        <text:list-item>
          <text:p text:style-name="P272">Do test strategies need adjustment?</text:p>
        </text:list-item>
      </text:list>
      <text:p text:style-name="Normal">The goal: AI gets smarter every sprint, finding more issues earlier while taking less time.</text:p>
      <text:p text:style-name="Normal"/>
      <text:p text:style-name="P273">11. Effective Prompting for AI-Assisted Testing</text:p>
      <text:p text:style-name="P274">Why Prompting Matters</text:p>
      <text:p text:style-name="Normal">Most AI testing tools work better when you ask the right questions. Think of it like working with a really smart intern - vague instructions get vague results, but clear context and specific requests get excellent output.</text:p>
      <text:p text:style-name="P275">Basic Prompting Principles</text:p>
      <text:p text:style-name="Normal"><text:span text:style-name="T276">Be Specific:</text:span><text:s/>Bad: "Test the login feature" Good: "Generate test cases for login covering valid credentials, invalid password, locked account, SQL injection attempts, and password reset flow"</text:p>
      <text:p text:style-name="Normal"><text:span text:style-name="T277">Provide Context:</text:span><text:s/>Bad: "Find bugs in this code" Good: "Review this payment processing function for concurrency issues, null pointer exceptions, and error handling gaps. This is a critical path used by 10K+ transactions daily."</text:p>
      <text:soft-page-break/>
      <text:p text:style-name="Normal"><text:span text:style-name="T278">Set Constraints:</text:span><text:s/>Bad: "Generate test data" Good: "Generate 50 customer records with realistic UK addresses, valid email formats, ages 18-75, and purchase history spanning 6 months. Include 5 edge cases."</text:p>
      <text:p text:style-name="Normal"><text:span text:style-name="T279">Ask for Reasoning:</text:span><text:s/>Add phrases like: "Explain your reasoning", "Show me why", "What factors did you consider?" This helps you verify AI logic and learn from it.</text:p>
      <text:p text:style-name="Normal"/>
      <text:p text:style-name="P280">Prompts by STLC Phase</text:p>
      <text:p text:style-name="P281">Test Planning Phase</text:p>
      <text:p text:style-name="Normal"><text:span text:style-name="T282">Risk Assessment:</text:span></text:p>
      <text:p text:style-name="Normal">Analyze the risk for our upcoming release:</text:p>
      <text:p text:style-name="Normal">- Module: Payment gateway integration</text:p>
      <text:p text:style-name="Normal">- Changes: Migrating from Stripe v1 to v3 API</text:p>
      <text:p text:style-name="Normal">- Timeline: 2 weeks</text:p>
      <text:p text:style-name="Normal">- Historical data: 15 defects in payment module last year</text:p>
      <text:p text:style-name="Normal">- Business impact: £500K daily transaction volume</text:p>
      <text:p text:style-name="Normal"/>
      <text:p text:style-name="Normal">Provide risk score, key risk areas, and recommended test strategy.</text:p>
      <text:p text:style-name="Normal"><text:span text:style-name="T283">Test Estimation:</text:span></text:p>
      <text:p text:style-name="Normal">Estimate test effort for the following:</text:p>
      <text:p text:style-name="Normal">- 3 new features (user story points: 8, 5, 3)</text:p>
      <text:p text:style-name="Normal">- 2 major bug fixes in checkout flow</text:p>
      <text:p text:style-name="Normal">- Regression testing for 5 integrated modules</text:p>
      <text:p text:style-name="Normal">- Team: 3 testers, automation coverage 60%</text:p>
      <text:p text:style-name="Normal"/>
      <text:p text:style-name="Normal">Give me effort in hours, critical path items, and automation opportunities.</text:p>
      <text:p text:style-name="Normal"><text:span text:style-name="T284">Coverage Analysis:</text:span></text:p>
      <text:p text:style-name="Normal">Review our current test coverage and identify gaps:</text:p>
      <text:p text:style-name="Normal">[Paste test suite summary or requirements doc]</text:p>
      <text:p text:style-name="Normal"/>
      <text:p text:style-name="Normal">Focus on:</text:p>
      <text:p text:style-name="Normal">- Untested user scenarios</text:p>
      <text:p text:style-name="Normal">- Missing negative test cases <text:s/></text:p>
      <text:soft-page-break/>
      <text:p text:style-name="Normal">- Integration points without tests</text:p>
      <text:p text:style-name="Normal">- Security and performance test gaps</text:p>
      <text:p text:style-name="P285">Test Design Phase</text:p>
      <text:p text:style-name="Normal"><text:span text:style-name="T286">Test Case Generation:</text:span></text:p>
      <text:p text:style-name="Normal">Generate comprehensive test cases for this user story:</text:p>
      <text:p text:style-name="Normal"/>
      <text:p text:style-name="Normal">"As a registered user, I want to add items to my shopping cart and<text:s/></text:p>
      <text:p text:style-name="Normal">checkout with multiple payment methods, so I can complete my purchase."</text:p>
      <text:p text:style-name="Normal"/>
      <text:p text:style-name="Normal">Include:</text:p>
      <text:p text:style-name="Normal">- Happy path scenarios</text:p>
      <text:p text:style-name="Normal">- Negative test cases</text:p>
      <text:p text:style-name="Normal">- Boundary conditions</text:p>
      <text:p text:style-name="Normal">- Security considerations (XSS, SQL injection)</text:p>
      <text:p text:style-name="P287">- Mobile vs desktop variations</text:p>
      <text:p text:style-name="P288">- Concurrent user scenarios</text:p>
      <text:p text:style-name="P289"/>
      <text:p text:style-name="Normal">Format as Gherkin for our Cucumber framework.</text:p>
      <text:p text:style-name="Normal"><text:span text:style-name="T290">Boundary Value Testing:</text:span></text:p>
      <text:p text:style-name="Normal">Generate boundary test values for:</text:p>
      <text:p text:style-name="Normal">- Field: Age</text:p>
      <text:p text:style-name="Normal">- Type: Integer</text:p>
      <text:p text:style-name="Normal">- Valid range: 18 to 120</text:p>
      <text:p text:style-name="Normal">- Business rule: Users must be adults, max age for life insurance</text:p>
      <text:p text:style-name="Normal"/>
      <text:p text:style-name="Normal">Include invalid inputs, edge cases, and data type violations.</text:p>
      <text:p text:style-name="Normal"><text:span text:style-name="T291">Test Data Creation:</text:span></text:p>
      <text:p text:style-name="Normal">Create 20 realistic customer profiles for UK e-commerce testing:</text:p>
      <text:p text:style-name="Normal">- Demographics: Mix of ages (25-65), genders, locations across UK</text:p>
      <text:p text:style-name="Normal">- Purchase history: 1-50 orders, £10-£5000 lifetime value</text:p>
      <text:p text:style-name="Normal">- Account status: 15 active, 3 dormant, 2 VIP</text:p>
      <text:soft-page-break/>
      <text:p text:style-name="Normal">- Edge cases: Include 2 customers with special characters in names,</text:p>
      <text:p text:style-name="Normal"><text:s text:c="2"/>1 with very long address, 1 with PO Box</text:p>
      <text:p text:style-name="Normal"/>
      <text:p text:style-name="Normal">Export as JSON matching our customer schema.</text:p>
      <text:p text:style-name="Normal"><text:span text:style-name="T292">Negative Scenario Expansion:</text:span></text:p>
      <text:p text:style-name="Normal">I have this basic test: "User logs in with valid credentials"</text:p>
      <text:p text:style-name="Normal"/>
      <text:p text:style-name="Normal">Generate 15 negative test scenarios covering:</text:p>
      <text:p text:style-name="Normal">- Invalid credentials variations</text:p>
      <text:p text:style-name="Normal">- Account state issues</text:p>
      <text:p text:style-name="Normal">- Security attack vectors</text:p>
      <text:p text:style-name="Normal">- System errors and timeouts</text:p>
      <text:p text:style-name="Normal">- Edge cases and race conditions</text:p>
      <text:p text:style-name="P293">Test Execution Phase</text:p>
      <text:p text:style-name="Normal"><text:span text:style-name="T294">Test Prioritization:</text:span></text:p>
      <text:p text:style-name="Normal">Prioritize these 100 test cases for a 4-hour test window:</text:p>
      <text:p text:style-name="Normal">[Paste test suite or summary]</text:p>
      <text:p text:style-name="Normal"/>
      <text:p text:style-name="Normal">Context:</text:p>
      <text:p text:style-name="Normal">- Last code changes: authentication module, payment API</text:p>
      <text:p text:style-name="Normal">- Historical defect data: 60% defects in checkout, 30% in user management</text:p>
      <text:p text:style-name="Normal">- Business priority: Payment flow is critical</text:p>
      <text:p text:style-name="Normal">- Previous run: 85% pass rate</text:p>
      <text:p text:style-name="Normal"/>
      <text:p text:style-name="Normal">Return top 30 tests most likely to find defects, with reasoning.</text:p>
      <text:p text:style-name="Normal"><text:span text:style-name="T295">Flaky Test Analysis:</text:span></text:p>
      <text:p text:style-name="Normal">This test fails intermittently (passes 70% of time):</text:p>
      <text:p text:style-name="Normal"/>
      <text:p text:style-name="Normal">[Paste test code and last 5 run results]</text:p>
      <text:p text:style-name="Normal"/>
      <text:p text:style-name="Normal">Analyze potential causes:</text:p>
      <text:soft-page-break/>
      <text:p text:style-name="Normal">- Timing issues</text:p>
      <text:p text:style-name="Normal">- Test data problems</text:p>
      <text:p text:style-name="Normal">- Environment dependencies</text:p>
      <text:p text:style-name="Normal">- Race conditions</text:p>
      <text:p text:style-name="Normal">- Assertions too strict/loose</text:p>
      <text:p text:style-name="Normal"/>
      <text:p text:style-name="Normal">Suggest fixes with code examples.</text:p>
      <text:p text:style-name="Normal"><text:span text:style-name="T296">Failure Investigation:</text:span></text:p>
      <text:p text:style-name="Normal">Test failed with this error:</text:p>
      <text:p text:style-name="Normal">[Paste error log]</text:p>
      <text:p text:style-name="Normal"/>
      <text:p text:style-name="Normal">Application context:</text:p>
      <text:p text:style-name="Normal">- Feature: User registration</text:p>
      <text:p text:style-name="Normal">- Environment: Staging</text:p>
      <text:p text:style-name="Normal">- Browser: Chrome 120</text:p>
      <text:p text:style-name="Normal">- Previous status: Passing for 3 weeks</text:p>
      <text:p text:style-name="Normal"/>
      <text:p text:style-name="Normal">Analyze root cause and suggest:</text:p>
      <text:p text:style-name="Normal">1. Most likely cause</text:p>
      <text:p text:style-name="Normal">2. How to reproduce consistently</text:p>
      <text:p text:style-name="Normal">3. Where to look in codebase</text:p>
      <text:p text:style-name="Normal">4. Similar tests that might fail</text:p>
      <text:p text:style-name="P297">Defect Management Phase</text:p>
      <text:p text:style-name="Normal"><text:span text:style-name="T298">Root Cause Analysis:</text:span></text:p>
      <text:p text:style-name="Normal">Production defect details:</text:p>
      <text:p text:style-name="Normal">- Issue: Payment confirmation emails not sent for 15% of orders</text:p>
      <text:p text:style-name="Normal">- Timeframe: Started Nov 10, 2025 at 14:30 GMT</text:p>
      <text:p text:style-name="Normal">- Error logs: [Paste relevant logs]</text:p>
      <text:p text:style-name="Normal">- Recent deployments: Email service updated Nov 10 at 14:00</text:p>
      <text:p text:style-name="Normal"/>
      <text:p text:style-name="Normal">Analyze root cause considering:</text:p>
      <text:soft-page-break/>
      <text:p text:style-name="Normal">- Code changes in last 48 hours</text:p>
      <text:p text:style-name="Normal">- Related system dependencies</text:p>
      <text:p text:style-name="Normal">- Similar past incidents</text:p>
      <text:p text:style-name="Normal">- Deployment timeline correlation</text:p>
      <text:p text:style-name="Normal"/>
      <text:p text:style-name="Normal">Provide root cause hypothesis with confidence level.</text:p>
      <text:p text:style-name="Normal"><text:span text:style-name="T299">Defect Clustering:</text:span></text:p>
      <text:p text:style-name="Normal">Categorize these 50 defects from last sprint:</text:p>
      <text:p text:style-name="Normal">[Paste defect list with IDs and brief descriptions]</text:p>
      <text:p text:style-name="Normal"/>
      <text:p text:style-name="Normal">Group by:</text:p>
      <text:p text:style-name="Normal">- Root cause type (code, config, design, data)</text:p>
      <text:p text:style-name="Normal">- Affected module</text:p>
      <text:p text:style-name="Normal">- Severity pattern</text:p>
      <text:p text:style-name="Normal">- Prevention opportunity</text:p>
      <text:p text:style-name="Normal"/>
      <text:p text:style-name="Normal">Highlight systemic issues requiring process changes.</text:p>
      <text:p text:style-name="Normal"><text:span text:style-name="T300">Similar Defect Detection:</text:span></text:p>
      <text:p text:style-name="Normal">We found this defect:</text:p>
      <text:p text:style-name="Normal">"Race condition in inventory update causing overselling"</text:p>
      <text:p text:style-name="Normal"/>
      <text:p text:style-name="Normal">Search historical defects and codebase for:</text:p>
      <text:p text:style-name="Normal">- Similar concurrency issues</text:p>
      <text:p text:style-name="Normal">- Other modules with comparable patterns</text:p>
      <text:p text:style-name="Normal">- Past race conditions and their fixes</text:p>
      <text:p text:style-name="Normal">- At-risk code sections</text:p>
      <text:p text:style-name="Normal"/>
      <text:p text:style-name="Normal">Suggest proactive testing to prevent similar issues.</text:p>
      <text:p text:style-name="P301">Test Reporting Phase</text:p>
      <text:p text:style-name="Normal"><text:span text:style-name="T302">Executive Summary Generation:</text:span></text:p>
      <text:p text:style-name="Normal">Create executive summary from test results:</text:p>
      <text:p text:style-name="Normal"/>
      <text:p text:style-name="Normal">Test Cycle: Sprint 24 Regression</text:p>
      <text:p text:style-name="Normal">Total Tests: 1,247</text:p>
      <text:p text:style-name="Normal">Pass: 1,180 (94.6%)</text:p>
      <text:p text:style-name="Normal">Fail: 45 (3.6%)</text:p>
      <text:p text:style-name="Normal">Blocked: 22 (1.8%)</text:p>
      <text:p text:style-name="Normal">Duration: 8 hours</text:p>
      <text:p text:style-name="Normal">Critical Bugs Found: 3</text:p>
      <text:p text:style-name="Normal">Environment: Staging</text:p>
      <text:p text:style-name="Normal"/>
      <text:p text:style-name="Normal">Audience: VP Engineering (non-technical)</text:p>
      <text:p text:style-name="Normal">Focus on: Risk assessment, go/no-go recommendation, critical issues</text:p>
      <text:p text:style-name="Normal">Length: 200 words max</text:p>
      <text:p text:style-name="Normal"><text:span text:style-name="T303">Trend Analysis:</text:span></text:p>
      <text:p text:style-name="Normal">Analyze test results trend:</text:p>
      <text:p text:style-name="Normal"/>
      <text:p text:style-name="Normal">Sprint 21: 89% pass rate, 23 defects, 6h runtime</text:p>
      <text:p text:style-name="Normal">Sprint 22: 91% pass rate, 19 defects, 5.5h runtime <text:s/></text:p>
      <text:p text:style-name="Normal">Sprint 23: 87% pass rate, 31 defects, 7h runtime</text:p>
      <text:p text:style-name="Normal">Sprint 24: 94% pass rate, 18 defects, 5h runtime</text:p>
      <text:p text:style-name="Normal"/>
      <text:p text:style-name="Normal">Identify:</text:p>
      <text:p text:style-name="Normal">- Quality trends (improving/declining)</text:p>
      <text:p text:style-name="Normal">- Test efficiency changes</text:p>
      <text:p text:style-name="Normal">- Defect patterns</text:p>
      <text:p text:style-name="Normal">- Recommendations for next sprint</text:p>
      <text:p text:style-name="Normal"><text:span text:style-name="T304">Metrics Dashboard Content:</text:span></text:p>
      <text:p text:style-name="Normal">Create dashboard insights from:</text:p>
      <text:p text:style-name="Normal">- Test automation: 847 tests, 68% coverage</text:p>
      <text:p text:style-name="Normal">- Defect escape rate: 2.8% (3 production bugs from 107 total)</text:p>
      <text:p text:style-name="Normal">- Test execution time: 5 hours (reduced from 8 hours last month)</text:p>
      <text:soft-page-break/>
      <text:p text:style-name="Normal">- Flaky tests: 12 (down from 23)</text:p>
      <text:p text:style-name="Normal">- MTTR: 1.8 hours average</text:p>
      <text:p text:style-name="Normal"/>
      <text:p text:style-name="Normal">Generate 3-5 key insights and actionable recommendations for stakeholders.</text:p>
      <text:p text:style-name="Normal"/>
      <text:p text:style-name="P305">Advanced Prompting Techniques</text:p>
      <text:p text:style-name="P306">Chain-of-Thought Prompting</text:p>
      <text:p text:style-name="Normal">Get AI to show its work by asking it to think step-by-step:</text:p>
      <text:p text:style-name="Normal">Let's think through this test scenario step by step:</text:p>
      <text:p text:style-name="Normal"/>
      <text:p text:style-name="Normal">1. First, identify the user journey</text:p>
      <text:p text:style-name="Normal">2. Then, determine critical validation points</text:p>
      <text:p text:style-name="Normal">3. Next, consider error scenarios</text:p>
      <text:p text:style-name="Normal">4. Finally, add security checks</text:p>
      <text:p text:style-name="Normal"/>
      <text:p text:style-name="Normal">Generate test cases for password reset feature using this approach.</text:p>
      <text:p text:style-name="Normal">This produces better results than a single-shot prompt because AI reasons through the problem.</text:p>
      <text:p text:style-name="P307">Few-Shot Prompting</text:p>
      <text:p text:style-name="Normal">Show AI examples of what you want:</text:p>
      <text:p text:style-name="Normal">Here are examples of good test cases in our format:</text:p>
      <text:p text:style-name="Normal"/>
      <text:p text:style-name="Normal">Example 1:</text:p>
      <text:p text:style-name="Normal">Test ID: TC-001</text:p>
      <text:p text:style-name="Normal">Scenario: Valid login with email</text:p>
      <text:p text:style-name="Normal">Given: User on login page</text:p>
      <text:p text:style-name="Normal">When: Enters valid email and password</text:p>
      <text:p text:style-name="Normal">Then: Redirected to dashboard</text:p>
      <text:p text:style-name="Normal">Priority: High</text:p>
      <text:p text:style-name="Normal">Tags: smoke, authentication</text:p>
      <text:p text:style-name="Normal"/>
      <text:p text:style-name="Normal">Example 2:</text:p>
      <text:soft-page-break/>
      <text:p text:style-name="Normal">Test ID: TC-002 <text:s/></text:p>
      <text:p text:style-name="Normal">Scenario: Login with invalid password</text:p>
      <text:p text:style-name="Normal">Given: User on login page</text:p>
      <text:p text:style-name="Normal">When: Enters valid email and invalid password</text:p>
      <text:p text:style-name="Normal">Then: Error message "Invalid credentials" displayed</text:p>
      <text:p text:style-name="Normal">And: User remains on login page</text:p>
      <text:p text:style-name="Normal">Priority: High</text:p>
      <text:p text:style-name="Normal">Tags: negative, authentication</text:p>
      <text:p text:style-name="Normal"/>
      <text:p text:style-name="Normal">Now generate 5 similar test cases for the registration feature.</text:p>
      <text:p text:style-name="P308">Role-Based Prompting</text:p>
      <text:p text:style-name="Normal">Frame the AI's perspective:</text:p>
      <text:p text:style-name="Normal">Act as a senior security tester with 10 years experience.</text:p>
      <text:p text:style-name="Normal"/>
      <text:p text:style-name="Normal">Review this authentication implementation:</text:p>
      <text:p text:style-name="Normal">[Paste code]</text:p>
      <text:p text:style-name="Normal"/>
      <text:p text:style-name="Normal">Focus on:</text:p>
      <text:p text:style-name="Normal">- OWASP Top 10 vulnerabilities</text:p>
      <text:p text:style-name="Normal">- Session management issues</text:p>
      <text:p text:style-name="Normal">- Input validation gaps</text:p>
      <text:p text:style-name="Normal">- Token security</text:p>
      <text:p text:style-name="Normal"/>
      <text:p text:style-name="Normal">Provide findings as a security audit report.</text:p>
      <text:p text:style-name="P309">Iterative Refinement</text:p>
      <text:p text:style-name="Normal">Start broad, then narrow down:</text:p>
      <text:p text:style-name="Normal">Initial prompt:</text:p>
      <text:p text:style-name="Normal">"List potential issues with this checkout flow"</text:p>
      <text:p text:style-name="Normal"/>
      <text:p text:style-name="Normal">Follow-up prompts:</text:p>
      <text:p text:style-name="Normal">"Focus on the payment validation logic"</text:p>
      <text:soft-page-break/>
      <text:p text:style-name="Normal">"What security vulnerabilities exist in step 3?"</text:p>
      <text:p text:style-name="Normal">"Generate test cases specifically for the discount code handling"</text:p>
      <text:p text:style-name="P310">Constraint-Based Prompting</text:p>
      <text:p text:style-name="Normal">Set clear boundaries:</text:p>
      <text:p text:style-name="Normal">Generate API test cases with these constraints:</text:p>
      <text:p text:style-name="Normal">- Technology: RestAssured with Java</text:p>
      <text:p text:style-name="Normal">- Authentication: Bearer token (already have token in setup)</text:p>
      <text:p text:style-name="Normal">- Response time: All requests should complete in &lt;2 seconds</text:p>
      <text:p text:style-name="Normal">- Test data: Use data from testdata.json file</text:p>
      <text:p text:style-name="Normal">- Assertions: Verify status code, response schema, and business rules</text:p>
      <text:p text:style-name="Normal">- Format: JUnit 5 with @Test annotations</text:p>
      <text:p text:style-name="Normal">- Exclude: Don't test third-party endpoints</text:p>
      <text:p text:style-name="Normal"><draw:custom-shape svg:x="0in" svg:y="0in" svg:width="45.51042in" svg:height="0.00139in" draw:z-index="0" draw:id="id2" draw:style-name="a2" draw:name="Horizontal Line 109" text:anchor-type="as-char"><svg:title/><svg:desc/><draw:enhanced-geometry draw:type="non-primitive" svg:viewBox="0 0 21600 21600" draw:enhanced-path="M 0 0 L 21600 0 21600 21600 0 21600 Z N"/></draw:custom-shape></text:p>
      <text:p text:style-name="P311">Common Prompting Mistakes</text:p>
      <text:p text:style-name="Normal"><text:span text:style-name="T312">Too Vague:</text:span><text:s text:c="2"/>"Make this test better"<text:s/></text:p>
      <text:p text:style-name="P313"><text:span text:style-name="T314">Suggested format:</text:span><text:s/><text:s/>"Improve this test by adding assertions for response time, error handling, and edge cases for null inputs"</text:p>
      <text:p text:style-name="Normal"><text:span text:style-name="T315">No Context:</text:span><text:s text:c="2"/>"Why did this test fail?"<text:s/></text:p>
      <text:p text:style-name="P316"><text:span text:style-name="T317">Suggested format:</text:span><text:s/><text:s/>"This test failed in staging environment. It was passing yesterday. We deployed v2.3.1 this morning. Error: timeout after 30s. What might cause this?"</text:p>
      <text:p text:style-name="Normal"><text:span text:style-name="T318">Asking for Too Much:</text:span><text:s text:c="2"/>"Generate complete test automation framework with all features"<text:s/></text:p>
      <text:p text:style-name="P319"><text:span text:style-name="T320">Suggested format:</text:span><text:s/>"Generate a Page Object Model class for the login page with methods for enterEmail, enterPassword, and clickLogin"</text:p>
      <text:p text:style-name="Normal"><text:span text:style-name="T321">Not Specifying Format:</text:span><text:s text:c="2"/>"Create test cases for search" <text:s/></text:p>
      <text:p text:style-name="P322"><text:span text:style-name="T323">Suggested format:</text:span><text:s/>"Create test cases for search feature in Gherkin format using Given-When-Then syntax"</text:p>
      <text:p text:style-name="Normal"><text:span text:style-name="T324">Ignoring Failure Context:</text:span><text:s text:c="2"/>"Fix this test" [pastes test code]<text:s/></text:p>
      <text:p text:style-name="P325"><text:span text:style-name="T326">Suggested format:</text:span><text:s/>"This test fails with 'Element not found' error on line 23. The element locator is xpath='//button[@id=submit]'. Works in Chrome, fails in Firefox. Suggest fix."</text:p>
      <text:p text:style-name="Normal"/>
      <text:p text:style-name="P327">Prompt Templates You Can Adapt</text:p>
      <text:p text:style-name="P328">Template: Test Case Expansion</text:p>
      <text:p text:style-name="Normal">Expand this basic test scenario into comprehensive test cases:</text:p>
      <text:p text:style-name="Normal"/>
      <text:p text:style-name="Normal">Scenario: [Your basic scenario]</text:p>
      <text:p text:style-name="Normal">Application: [Context about your application] <text:s/></text:p>
      <text:p text:style-name="Normal">Technology: [Your tech stack]</text:p>
      <text:p text:style-name="Normal">Critical factors: [What's important - security, performance, etc.]</text:p>
      <text:p text:style-name="Normal"/>
      <text:p text:style-name="Normal">Generate:</text:p>
      <text:p text:style-name="Normal">- Happy path (1-2 cases)</text:p>
      <text:p text:style-name="Normal">- Negative scenarios (3-5 cases)</text:p>
      <text:p text:style-name="Normal">- Edge cases (2-3 cases)</text:p>
      <text:p text:style-name="Normal">- Security tests (2-3 cases if applicable)</text:p>
      <text:p text:style-name="Normal"/>
      <text:p text:style-name="Normal">Format as: [Gherkin/Table/Given-When-Then/etc.]</text:p>
      <text:p text:style-name="P329">Template: Code Review for Testability</text:p>
      <text:p text:style-name="Normal">Review this code for testability issues:</text:p>
      <text:p text:style-name="Normal"/>
      <text:p text:style-name="Normal">[Paste code]</text:p>
      <text:p text:style-name="Normal"/>
      <text:p text:style-name="Normal">Check for:</text:p>
      <text:p text:style-name="Normal">- Hard dependencies (difficult to mock)</text:p>
      <text:p text:style-name="Normal">- Missing error handling</text:p>
      <text:p text:style-name="Normal">- Testability problems (static methods, private methods doing too much)</text:p>
      <text:p text:style-name="Normal">- Concurrency issues</text:p>
      <text:p text:style-name="Normal">- Unclear assertions/return values</text:p>
      <text:p text:style-name="Normal"/>
      <text:p text:style-name="Normal">Suggest refactoring to make it more testable.</text:p>
      <text:p text:style-name="P330">Template: Test Data Generation</text:p>
      <text:p text:style-name="Normal">Generate [number] test records for [entity type]:</text:p>
      <text:p text:style-name="Normal"/>
      <text:p text:style-name="Normal">Schema: [Paste schema or describe fields]</text:p>
      <text:p text:style-name="Normal">Business rules: [List validation rules]</text:p>
      <text:soft-page-break/>
      <text:p text:style-name="Normal">Distribution: [e.g., 70% valid, 20% edge cases, 10% invalid]</text:p>
      <text:p text:style-name="Normal">Edge cases needed: [Specific scenarios to include]</text:p>
      <text:p text:style-name="P331">Format: [JSON/CSV/SQL/etc.]</text:p>
      <text:p text:style-name="Normal">Constraints: [Any limitations or requirements]</text:p>
      <text:p text:style-name="P332">Template: Defect Prediction</text:p>
      <text:p text:style-name="Normal">Predict defect-prone areas in this release:</text:p>
      <text:p text:style-name="Normal"/>
      <text:p text:style-name="Normal">Code changes: [Summary of changes or paste git diff stats]</text:p>
      <text:p text:style-name="Normal">Modules affected: [List modules]</text:p>
      <text:p text:style-name="Normal">Complexity: [Any cyclomatic complexity metrics]</text:p>
      <text:p text:style-name="Normal">Historical defects: [Past issues in these areas]</text:p>
      <text:p text:style-name="Normal">Team changes: [New developers, knowledge gaps]</text:p>
      <text:p text:style-name="Normal"/>
      <text:p text:style-name="Normal">Provide:</text:p>
      <text:p text:style-name="Normal">- Risk score per module</text:p>
      <text:p text:style-name="Normal">- Top 3 areas to focus testing</text:p>
      <text:p text:style-name="Normal">- Recommended test types</text:p>
      <text:p text:style-name="P333">Template: Performance Test Scenario</text:p>
      <text:p text:style-name="Normal">Design a performance test scenario for:</text:p>
      <text:p text:style-name="Normal"/>
      <text:p text:style-name="Normal">Feature: [What you're testing]</text:p>
      <text:p text:style-name="Normal">Expected load: [Concurrent users, requests/second]</text:p>
      <text:p text:style-name="Normal">User journey: [Typical flow]</text:p>
      <text:p text:style-name="Normal">Performance targets: [Response time, throughput goals]</text:p>
      <text:p text:style-name="Normal">Infrastructure: [Server specs, scaling setup]</text:p>
      <text:p text:style-name="Normal"/>
      <text:p text:style-name="Normal">Generate:</text:p>
      <text:p text:style-name="Normal">- Load ramp-up strategy</text:p>
      <text:p text:style-name="Normal">- User behavior simulation</text:p>
      <text:p text:style-name="Normal">- Key metrics to monitor</text:p>
      <text:p text:style-name="Normal">- Pass/fail criteria</text:p>
      <text:p text:style-name="Normal"/>
      <text:p text:style-name="P334">Tips for Better AI Responses</text:p>
      <text:p text:style-name="Normal"><text:span text:style-name="T335">1. Iterate and Refine</text:span><text:s/>Don't expect perfection on first try. If response isn't quite right:</text:p>
      <text:list text:style-name="LFO47" text:continue-numbering="true">
        <text:list-item>
          <text:p text:style-name="P336">Ask for specific improvements</text:p>
        </text:list-item>
        <text:list-item>
          <text:p text:style-name="P337">Provide examples of what you want</text:p>
        </text:list-item>
        <text:list-item>
          <text:p text:style-name="P338">Point out what was good and what needs adjustment</text:p>
        </text:list-item>
      </text:list>
      <text:p text:style-name="Normal"><text:span text:style-name="T339">2. Provide Relevant Context</text:span><text:s/>More context = better results. Include:</text:p>
      <text:list text:style-name="LFO48" text:continue-numbering="true">
        <text:list-item>
          <text:p text:style-name="P340">Technology stack</text:p>
        </text:list-item>
        <text:list-item>
          <text:p text:style-name="P341">Team conventions/standards</text:p>
        </text:list-item>
        <text:list-item>
          <text:p text:style-name="P342">Business requirements</text:p>
        </text:list-item>
        <text:list-item>
          <text:p text:style-name="P343">Previous attempts or solutions</text:p>
        </text:list-item>
      </text:list>
      <text:p text:style-name="Normal"><text:span text:style-name="T344">3. Ask for Explanations</text:span><text:s/>Understanding why AI suggested something helps you:</text:p>
      <text:list text:style-name="LFO49" text:continue-numbering="true">
        <text:list-item>
          <text:p text:style-name="P345">Verify the logic</text:p>
        </text:list-item>
        <text:list-item>
          <text:p text:style-name="P346">Learn new approaches</text:p>
        </text:list-item>
        <text:list-item>
          <text:p text:style-name="P347">Spot when AI is off track</text:p>
        </text:list-item>
      </text:list>
      <text:p text:style-name="Normal"><text:span text:style-name="T348">4. Set Quality Expectations</text:span><text:s/>Specify what "good" looks like:</text:p>
      <text:list text:style-name="LFO50" text:continue-numbering="true">
        <text:list-item>
          <text:p text:style-name="P349">Code quality standards</text:p>
        </text:list-item>
        <text:list-item>
          <text:p text:style-name="P350">Test coverage requirements</text:p>
        </text:list-item>
        <text:list-item>
          <text:p text:style-name="P351">Performance criteria</text:p>
        </text:list-item>
        <text:list-item>
          <text:p text:style-name="P352">Documentation level</text:p>
        </text:list-item>
      </text:list>
      <text:p text:style-name="Normal"><text:span text:style-name="T353">5. Break Complex Tasks Down</text:span><text:s/>Instead of "automate everything," try:</text:p>
      <text:list text:style-name="LFO51" text:continue-numbering="true">
        <text:list-item>
          <text:p text:style-name="P354">First: "Generate page object for login"</text:p>
        </text:list-item>
        <text:list-item>
          <text:p text:style-name="P355">Then: "Create test data setup"</text:p>
        </text:list-item>
        <text:list-item>
          <text:p text:style-name="P356">Next: "Write login test using the page object"</text:p>
        </text:list-item>
        <text:list-item>
          <text:p text:style-name="P357">Finally: "Add this to our test suite structure"</text:p>
        </text:list-item>
      </text:list>
      <text:p text:style-name="Normal"><text:span text:style-name="T358">6. Use Examples</text:span><text:s/>When possible, show AI:</text:p>
      <text:list text:style-name="LFO52" text:continue-numbering="true">
        <text:list-item>
          <text:p text:style-name="P359">Existing test format</text:p>
        </text:list-item>
        <text:list-item>
          <text:p text:style-name="P360">Current code style</text:p>
        </text:list-item>
        <text:list-item>
          <text:p text:style-name="P361">Sample output you want</text:p>
        </text:list-item>
        <text:list-item>
          <text:p text:style-name="P362">Structure you follow</text:p>
        </text:list-item>
      </text:list>
      <text:p text:style-name="Normal"><text:span text:style-name="T363">7. Validate AI Output</text:span><text:s/>Always review and test what AI generates:</text:p>
      <text:soft-page-break/>
      <text:list text:style-name="LFO53" text:continue-numbering="true">
        <text:list-item>
          <text:p text:style-name="P364">Does it compile/run?</text:p>
        </text:list-item>
        <text:list-item>
          <text:p text:style-name="P365">Does it follow best practices?</text:p>
        </text:list-item>
        <text:list-item>
          <text:p text:style-name="P366">Does it actually test what you need?</text:p>
        </text:list-item>
        <text:list-item>
          <text:p text:style-name="P367">Are there security implications?</text:p>
        </text:list-item>
      </text:list>
      <text:p text:style-name="Normal"/>
      <text:p text:style-name="P368">Quick Reference: Prompts for Common Tasks</text:p>
      <table:table table:style-name="Table369">
        <table:table-columns>
          <table:table-column table:style-name="TableColumn370"/>
          <table:table-column table:style-name="TableColumn371"/>
        </table:table-columns>
        <table:table-header-rows>
          <table:table-row table:style-name="TableRow372">
            <table:table-cell table:style-name="TableCell373">
              <text:p text:style-name="P374">Task</text:p>
            </table:table-cell>
            <table:table-cell table:style-name="TableCell375">
              <text:p text:style-name="P376">Quick Prompt</text:p>
            </table:table-cell>
          </table:table-row>
        </table:table-header-rows>
        <table:table-row table:style-name="TableRow377">
          <table:table-cell table:style-name="TableCell378">
            <text:p text:style-name="Normal"><text:span text:style-name="T379">Expand test coverage</text:span></text:p>
          </table:table-cell>
          <table:table-cell table:style-name="TableCell380">
            <text:p text:style-name="Normal">"Identify untested scenarios in [feature]. Current tests: [list]. Generate 10 additional test cases covering gaps."</text:p>
          </table:table-cell>
        </table:table-row>
        <table:table-row table:style-name="TableRow381">
          <table:table-cell table:style-name="TableCell382">
            <text:p text:style-name="Normal"><text:span text:style-name="T383">Debug flaky test</text:span></text:p>
          </table:table-cell>
          <table:table-cell table:style-name="TableCell384">
            <text:p text:style-name="Normal">"This test passes 60% of time: [test code]. Environment: [details]. Find likely causes and suggest fixes."</text:p>
          </table:table-cell>
        </table:table-row>
        <table:table-row table:style-name="TableRow385">
          <table:table-cell table:style-name="TableCell386">
            <text:p text:style-name="Normal"><text:span text:style-name="T387">Generate test data</text:span></text:p>
          </table:table-cell>
          <table:table-cell table:style-name="TableCell388">
            <text:p text:style-name="Normal">"Create [N] realistic [entity] records following [schema/rules]. Include [X] edge cases. Format: [type]."</text:p>
          </table:table-cell>
        </table:table-row>
        <table:table-row table:style-name="TableRow389">
          <table:table-cell table:style-name="TableCell390">
            <text:p text:style-name="Normal"><text:span text:style-name="T391">API test creation</text:span></text:p>
          </table:table-cell>
          <table:table-cell table:style-name="TableCell392">
            <text:p text:style-name="Normal">"Generate RestAssured tests for [endpoint]. Request: [details]. Expected response: [details]. Include negative cases."</text:p>
          </table:table-cell>
        </table:table-row>
        <table:table-row table:style-name="TableRow393">
          <table:table-cell table:style-name="TableCell394">
            <text:p text:style-name="Normal"><text:span text:style-name="T395">Performance analysis</text:span></text:p>
          </table:table-cell>
          <table:table-cell table:style-name="TableCell396">
            <text:p text:style-name="Normal">"Analyze load test results: [paste metrics]. Identify bottlenecks and suggest optimizations."</text:p>
          </table:table-cell>
        </table:table-row>
        <table:table-row table:style-name="TableRow397">
          <table:table-cell table:style-name="TableCell398">
            <text:p text:style-name="Normal"><text:span text:style-name="T399">Security review</text:span></text:p>
          </table:table-cell>
          <table:table-cell table:style-name="TableCell400">
            <text:p text:style-name="Normal">"Review [code/feature] for OWASP Top 10 vulnerabilities. Focus on [specific concerns]. Suggest mitigations."</text:p>
          </table:table-cell>
        </table:table-row>
        <table:table-row table:style-name="TableRow401">
          <table:table-cell table:style-name="TableCell402">
            <text:p text:style-name="Normal"><text:span text:style-name="T403">Test refactoring</text:span></text:p>
          </table:table-cell>
          <table:table-cell table:style-name="TableCell404">
            <text:p text:style-name="Normal">"Refactor this test to use Page Object Model: [paste test]. Make it more maintainable and readable."</text:p>
          </table:table-cell>
        </table:table-row>
        <table:table-row table:style-name="TableRow405">
          <table:table-cell table:style-name="TableCell406">
            <text:p text:style-name="Normal"><text:span text:style-name="T407">Defect triage</text:span></text:p>
          </table:table-cell>
          <table:table-cell table:style-name="TableCell408">
            <text:p text:style-name="Normal">"Prioritize these 20 defects: [list]. Context: [release timeline, business priorities]. Provide ranking with reasoning."</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Latha"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Latha"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Latha"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Latha"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Latha"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Latha"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Latha"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Latha"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Latha"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Latha"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Latha"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Latha"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Latha"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Latha" fo:color="#2F5496"/>
    </style:style>
    <style:style style:name="Heading6Char" style:display-name="Heading 6 Char" style:family="text" style:parent-style-name="DefaultParagraphFont">
      <style:text-properties style:font-name-asian="Times New Roman" style:font-name-complex="Latha"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Latha" fo:color="#595959"/>
    </style:style>
    <style:style style:name="Heading8Char" style:display-name="Heading 8 Char" style:family="text" style:parent-style-name="DefaultParagraphFont">
      <style:text-properties style:font-name-asian="Times New Roman" style:font-name-complex="Latha"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Latha"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Latha"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Latha"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Latha"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Latha"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vin Charles</meta:initial-creator>
    <dc:creator>Levin Charles</dc:creator>
    <meta:creation-date>2025-11-11T16:47:00Z</meta:creation-date>
    <dc:date>2025-11-11T17:08:00Z</dc:date>
    <meta:template xlink:href="Normal.dotm" xlink:type="simple"/>
    <meta:editing-cycles>1</meta:editing-cycles>
    <meta:editing-duration>PT0S</meta:editing-duration>
    <meta:document-statistic meta:page-count="27" meta:paragraph-count="65" meta:word-count="4885" meta:character-count="32671" meta:row-count="232" meta:non-whitespace-character-count="27851"/>
  </office:meta>
</office:document-meta>
</file>